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Exists" table:style-name="ta1">
        <table:shapes>
          <draw:frame draw:z-index="0" draw:style-name="gr1" draw:text-style-name="P1" svg:width="25.2882in" svg:height="13.9563in" svg:x="7.1472in" svg:y="0.0354in">
            <draw:object draw:notify-on-update-of-ranges="SumExists.E1:SumExists.E1 SumExists.E2:SumExists.E51 SumExists.F1:SumExists.F1 SumExists.F2:SumExists.F51 SumExists.G1:SumExists.G1 SumExists.G2:SumExists.G51 SumExists.H1:SumExists.H1 SumExists.H2:SumExists.H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4"/>
          <table:table-cell office:value-type="string" calcext:value-type="string">
            <text:p>N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Quadrat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933" calcext:value-type="float">
            <text:p>174933</text:p>
          </table:table-cell>
          <table:table-cell table:formula="of:=[.B2]-[.$B$2]" office:value-type="float" office:value="0" calcext:value-type="float">
            <text:p>0</text:p>
          </table:table-cell>
          <table:table-cell/>
          <table:table-cell table:formula="of:=[.A2]" office:value-type="float" office:value="1" calcext:value-type="float">
            <text:p>1</text:p>
          </table:table-cell>
          <table:table-cell table:formula="of:=[.A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2]*[.A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390123" calcext:value-type="float">
            <text:p>1390123</text:p>
          </table:table-cell>
          <table:table-cell table:formula="of:=[.B3]-[.$B$2]" office:value-type="float" office:value="1215190" calcext:value-type="float">
            <text:p>1215190</text:p>
          </table:table-cell>
          <table:table-cell/>
          <table:table-cell table:formula="of:=[.A3]" office:value-type="float" office:value="2001" calcext:value-type="float">
            <text:p>2001</text:p>
          </table:table-cell>
          <table:table-cell table:formula="of:=[.A3]" office:value-type="float" office:value="2001" calcext:value-type="float">
            <text:p>2001</text:p>
          </table:table-cell>
          <table:table-cell office:value-type="float" office:value="1215190" calcext:value-type="float">
            <text:p>1215190</text:p>
          </table:table-cell>
          <table:table-cell table:formula="of:=[.A3]*[.A3]" office:value-type="float" office:value="4004001" calcext:value-type="float">
            <text:p>4004001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5720303" calcext:value-type="float">
            <text:p>5720303</text:p>
          </table:table-cell>
          <table:table-cell table:formula="of:=[.B4]-[.$B$2]" office:value-type="float" office:value="5545370" calcext:value-type="float">
            <text:p>5545370</text:p>
          </table:table-cell>
          <table:table-cell/>
          <table:table-cell table:formula="of:=[.A4]" office:value-type="float" office:value="4001" calcext:value-type="float">
            <text:p>4001</text:p>
          </table:table-cell>
          <table:table-cell table:formula="of:=[.A4]" office:value-type="float" office:value="4001" calcext:value-type="float">
            <text:p>4001</text:p>
          </table:table-cell>
          <table:table-cell office:value-type="float" office:value="5545370" calcext:value-type="float">
            <text:p>5545370</text:p>
          </table:table-cell>
          <table:table-cell table:formula="of:=[.A4]*[.A4]" office:value-type="float" office:value="16008001" calcext:value-type="float">
            <text:p>16008001</text:p>
          </table:table-cell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float" office:value="14406941" calcext:value-type="float">
            <text:p>14406941</text:p>
          </table:table-cell>
          <table:table-cell table:formula="of:=[.B5]-[.$B$2]" office:value-type="float" office:value="14232008" calcext:value-type="float">
            <text:p>14232008</text:p>
          </table:table-cell>
          <table:table-cell/>
          <table:table-cell table:formula="of:=[.A5]" office:value-type="float" office:value="6001" calcext:value-type="float">
            <text:p>6001</text:p>
          </table:table-cell>
          <table:table-cell table:formula="of:=[.A5]" office:value-type="float" office:value="6001" calcext:value-type="float">
            <text:p>6001</text:p>
          </table:table-cell>
          <table:table-cell office:value-type="float" office:value="14232008" calcext:value-type="float">
            <text:p>14232008</text:p>
          </table:table-cell>
          <table:table-cell table:formula="of:=[.A5]*[.A5]" office:value-type="float" office:value="36012001" calcext:value-type="float">
            <text:p>36012001</text:p>
          </table:table-cell>
        </table:table-row>
        <table:table-row table:style-name="ro1">
          <table:table-cell office:value-type="float" office:value="8001" calcext:value-type="float">
            <text:p>8001</text:p>
          </table:table-cell>
          <table:table-cell office:value-type="float" office:value="25507040" calcext:value-type="float">
            <text:p>25507040</text:p>
          </table:table-cell>
          <table:table-cell table:formula="of:=[.B6]-[.$B$2]" office:value-type="float" office:value="25332107" calcext:value-type="float">
            <text:p>25332107</text:p>
          </table:table-cell>
          <table:table-cell/>
          <table:table-cell table:formula="of:=[.A6]" office:value-type="float" office:value="8001" calcext:value-type="float">
            <text:p>8001</text:p>
          </table:table-cell>
          <table:table-cell table:formula="of:=[.A6]" office:value-type="float" office:value="8001" calcext:value-type="float">
            <text:p>8001</text:p>
          </table:table-cell>
          <table:table-cell office:value-type="float" office:value="25332107" calcext:value-type="float">
            <text:p>25332107</text:p>
          </table:table-cell>
          <table:table-cell table:formula="of:=[.A6]*[.A6]" office:value-type="float" office:value="64016001" calcext:value-type="float">
            <text:p>64016001</text:p>
          </table:table-cell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float" office:value="40461180" calcext:value-type="float">
            <text:p>40461180</text:p>
          </table:table-cell>
          <table:table-cell table:formula="of:=[.B7]-[.$B$2]" office:value-type="float" office:value="40286247" calcext:value-type="float">
            <text:p>40286247</text:p>
          </table:table-cell>
          <table:table-cell/>
          <table:table-cell table:formula="of:=[.A7]" office:value-type="float" office:value="10001" calcext:value-type="float">
            <text:p>10001</text:p>
          </table:table-cell>
          <table:table-cell table:formula="of:=[.A7]" office:value-type="float" office:value="10001" calcext:value-type="float">
            <text:p>10001</text:p>
          </table:table-cell>
          <table:table-cell office:value-type="float" office:value="40286247" calcext:value-type="float">
            <text:p>40286247</text:p>
          </table:table-cell>
          <table:table-cell table:formula="of:=[.A7]*[.A7]" office:value-type="float" office:value="100020001" calcext:value-type="float">
            <text:p>100020001</text:p>
          </table:table-cell>
        </table:table-row>
        <table:table-row table:style-name="ro1">
          <table:table-cell office:value-type="float" office:value="12001" calcext:value-type="float">
            <text:p>12001</text:p>
          </table:table-cell>
          <table:table-cell office:value-type="float" office:value="60401737" calcext:value-type="float">
            <text:p>60401737</text:p>
          </table:table-cell>
          <table:table-cell table:formula="of:=[.B8]-[.$B$2]" office:value-type="float" office:value="60226804" calcext:value-type="float">
            <text:p>60226804</text:p>
          </table:table-cell>
          <table:table-cell/>
          <table:table-cell table:formula="of:=[.A8]" office:value-type="float" office:value="12001" calcext:value-type="float">
            <text:p>12001</text:p>
          </table:table-cell>
          <table:table-cell table:formula="of:=[.A8]" office:value-type="float" office:value="12001" calcext:value-type="float">
            <text:p>12001</text:p>
          </table:table-cell>
          <table:table-cell office:value-type="float" office:value="60226804" calcext:value-type="float">
            <text:p>60226804</text:p>
          </table:table-cell>
          <table:table-cell table:formula="of:=[.A8]*[.A8]" office:value-type="float" office:value="144024001" calcext:value-type="float">
            <text:p>144024001</text:p>
          </table:table-cell>
        </table:table-row>
        <table:table-row table:style-name="ro1">
          <table:table-cell office:value-type="float" office:value="14001" calcext:value-type="float">
            <text:p>14001</text:p>
          </table:table-cell>
          <table:table-cell office:value-type="float" office:value="83584626" calcext:value-type="float">
            <text:p>83584626</text:p>
          </table:table-cell>
          <table:table-cell table:formula="of:=[.B9]-[.$B$2]" office:value-type="float" office:value="83409693" calcext:value-type="float">
            <text:p>83409693</text:p>
          </table:table-cell>
          <table:table-cell/>
          <table:table-cell table:formula="of:=[.A9]" office:value-type="float" office:value="14001" calcext:value-type="float">
            <text:p>14001</text:p>
          </table:table-cell>
          <table:table-cell table:formula="of:=[.A9]" office:value-type="float" office:value="14001" calcext:value-type="float">
            <text:p>14001</text:p>
          </table:table-cell>
          <table:table-cell office:value-type="float" office:value="83409693" calcext:value-type="float">
            <text:p>83409693</text:p>
          </table:table-cell>
          <table:table-cell table:formula="of:=[.A9]*[.A9]" office:value-type="float" office:value="196028001" calcext:value-type="float">
            <text:p>196028001</text:p>
          </table:table-cell>
        </table:table-row>
        <table:table-row table:style-name="ro1">
          <table:table-cell office:value-type="float" office:value="16001" calcext:value-type="float">
            <text:p>16001</text:p>
          </table:table-cell>
          <table:table-cell office:value-type="float" office:value="110041156" calcext:value-type="float">
            <text:p>110041156</text:p>
          </table:table-cell>
          <table:table-cell table:formula="of:=[.B10]-[.$B$2]" office:value-type="float" office:value="109866223" calcext:value-type="float">
            <text:p>109866223</text:p>
          </table:table-cell>
          <table:table-cell/>
          <table:table-cell table:formula="of:=[.A10]" office:value-type="float" office:value="16001" calcext:value-type="float">
            <text:p>16001</text:p>
          </table:table-cell>
          <table:table-cell table:formula="of:=[.A10]" office:value-type="float" office:value="16001" calcext:value-type="float">
            <text:p>16001</text:p>
          </table:table-cell>
          <table:table-cell office:value-type="float" office:value="109866223" calcext:value-type="float">
            <text:p>109866223</text:p>
          </table:table-cell>
          <table:table-cell table:formula="of:=[.A10]*[.A10]" office:value-type="float" office:value="256032001" calcext:value-type="float">
            <text:p>256032001</text:p>
          </table:table-cell>
        </table:table-row>
        <table:table-row table:style-name="ro1">
          <table:table-cell office:value-type="float" office:value="18001" calcext:value-type="float">
            <text:p>18001</text:p>
          </table:table-cell>
          <table:table-cell office:value-type="float" office:value="136291251" calcext:value-type="float">
            <text:p>136291251</text:p>
          </table:table-cell>
          <table:table-cell table:formula="of:=[.B11]-[.$B$2]" office:value-type="float" office:value="136116318" calcext:value-type="float">
            <text:p>136116318</text:p>
          </table:table-cell>
          <table:table-cell/>
          <table:table-cell table:formula="of:=[.A11]" office:value-type="float" office:value="18001" calcext:value-type="float">
            <text:p>18001</text:p>
          </table:table-cell>
          <table:table-cell table:formula="of:=[.A11]" office:value-type="float" office:value="18001" calcext:value-type="float">
            <text:p>18001</text:p>
          </table:table-cell>
          <table:table-cell office:value-type="float" office:value="136116318" calcext:value-type="float">
            <text:p>136116318</text:p>
          </table:table-cell>
          <table:table-cell table:formula="of:=[.A11]*[.A11]" office:value-type="float" office:value="324036001" calcext:value-type="float">
            <text:p>324036001</text:p>
          </table:table-cell>
        </table:table-row>
        <table:table-row table:style-name="ro1">
          <table:table-cell office:value-type="float" office:value="20001" calcext:value-type="float">
            <text:p>20001</text:p>
          </table:table-cell>
          <table:table-cell office:value-type="float" office:value="169520245" calcext:value-type="float">
            <text:p>169520245</text:p>
          </table:table-cell>
          <table:table-cell table:formula="of:=[.B12]-[.$B$2]" office:value-type="float" office:value="169345312" calcext:value-type="float">
            <text:p>169345312</text:p>
          </table:table-cell>
          <table:table-cell/>
          <table:table-cell table:formula="of:=[.A12]" office:value-type="float" office:value="20001" calcext:value-type="float">
            <text:p>20001</text:p>
          </table:table-cell>
          <table:table-cell table:formula="of:=[.A12]" office:value-type="float" office:value="20001" calcext:value-type="float">
            <text:p>20001</text:p>
          </table:table-cell>
          <table:table-cell office:value-type="float" office:value="169345312" calcext:value-type="float">
            <text:p>169345312</text:p>
          </table:table-cell>
          <table:table-cell table:formula="of:=[.A12]*[.A12]" office:value-type="float" office:value="400040001" calcext:value-type="float">
            <text:p>400040001</text:p>
          </table:table-cell>
        </table:table-row>
        <table:table-row table:style-name="ro1">
          <table:table-cell office:value-type="float" office:value="22001" calcext:value-type="float">
            <text:p>22001</text:p>
          </table:table-cell>
          <table:table-cell office:value-type="float" office:value="205132853" calcext:value-type="float">
            <text:p>205132853</text:p>
          </table:table-cell>
          <table:table-cell table:formula="of:=[.B13]-[.$B$2]" office:value-type="float" office:value="204957920" calcext:value-type="float">
            <text:p>204957920</text:p>
          </table:table-cell>
          <table:table-cell/>
          <table:table-cell table:formula="of:=[.A13]" office:value-type="float" office:value="22001" calcext:value-type="float">
            <text:p>22001</text:p>
          </table:table-cell>
          <table:table-cell table:formula="of:=[.A13]" office:value-type="float" office:value="22001" calcext:value-type="float">
            <text:p>22001</text:p>
          </table:table-cell>
          <table:table-cell office:value-type="float" office:value="204957920" calcext:value-type="float">
            <text:p>204957920</text:p>
          </table:table-cell>
          <table:table-cell table:formula="of:=[.A13]*[.A13]" office:value-type="float" office:value="484044001" calcext:value-type="float">
            <text:p>484044001</text:p>
          </table:table-cell>
        </table:table-row>
        <table:table-row table:style-name="ro1">
          <table:table-cell office:value-type="float" office:value="24001" calcext:value-type="float">
            <text:p>24001</text:p>
          </table:table-cell>
          <table:table-cell office:value-type="float" office:value="246265518" calcext:value-type="float">
            <text:p>246265518</text:p>
          </table:table-cell>
          <table:table-cell table:formula="of:=[.B14]-[.$B$2]" office:value-type="float" office:value="246090585" calcext:value-type="float">
            <text:p>246090585</text:p>
          </table:table-cell>
          <table:table-cell/>
          <table:table-cell table:formula="of:=[.A14]" office:value-type="float" office:value="24001" calcext:value-type="float">
            <text:p>24001</text:p>
          </table:table-cell>
          <table:table-cell table:formula="of:=[.A14]" office:value-type="float" office:value="24001" calcext:value-type="float">
            <text:p>24001</text:p>
          </table:table-cell>
          <table:table-cell office:value-type="float" office:value="246090585" calcext:value-type="float">
            <text:p>246090585</text:p>
          </table:table-cell>
          <table:table-cell table:formula="of:=[.A14]*[.A14]" office:value-type="float" office:value="576048001" calcext:value-type="float">
            <text:p>576048001</text:p>
          </table:table-cell>
        </table:table-row>
        <table:table-row table:style-name="ro1">
          <table:table-cell office:value-type="float" office:value="26001" calcext:value-type="float">
            <text:p>26001</text:p>
          </table:table-cell>
          <table:table-cell office:value-type="float" office:value="295874823" calcext:value-type="float">
            <text:p>295874823</text:p>
          </table:table-cell>
          <table:table-cell table:formula="of:=[.B15]-[.$B$2]" office:value-type="float" office:value="295699890" calcext:value-type="float">
            <text:p>295699890</text:p>
          </table:table-cell>
          <table:table-cell/>
          <table:table-cell table:formula="of:=[.A15]" office:value-type="float" office:value="26001" calcext:value-type="float">
            <text:p>26001</text:p>
          </table:table-cell>
          <table:table-cell table:formula="of:=[.A15]" office:value-type="float" office:value="26001" calcext:value-type="float">
            <text:p>26001</text:p>
          </table:table-cell>
          <table:table-cell office:value-type="float" office:value="295699890" calcext:value-type="float">
            <text:p>295699890</text:p>
          </table:table-cell>
          <table:table-cell table:formula="of:=[.A15]*[.A15]" office:value-type="float" office:value="676052001" calcext:value-type="float">
            <text:p>676052001</text:p>
          </table:table-cell>
        </table:table-row>
        <table:table-row table:style-name="ro1">
          <table:table-cell office:value-type="float" office:value="28001" calcext:value-type="float">
            <text:p>28001</text:p>
          </table:table-cell>
          <table:table-cell office:value-type="float" office:value="355340986" calcext:value-type="float">
            <text:p>355340986</text:p>
          </table:table-cell>
          <table:table-cell table:formula="of:=[.B16]-[.$B$2]" office:value-type="float" office:value="355166053" calcext:value-type="float">
            <text:p>355166053</text:p>
          </table:table-cell>
          <table:table-cell/>
          <table:table-cell table:formula="of:=[.A16]" office:value-type="float" office:value="28001" calcext:value-type="float">
            <text:p>28001</text:p>
          </table:table-cell>
          <table:table-cell table:formula="of:=[.A16]" office:value-type="float" office:value="28001" calcext:value-type="float">
            <text:p>28001</text:p>
          </table:table-cell>
          <table:table-cell office:value-type="float" office:value="355166053" calcext:value-type="float">
            <text:p>355166053</text:p>
          </table:table-cell>
          <table:table-cell table:formula="of:=[.A16]*[.A16]" office:value-type="float" office:value="784056001" calcext:value-type="float">
            <text:p>784056001</text:p>
          </table:table-cell>
        </table:table-row>
        <table:table-row table:style-name="ro1">
          <table:table-cell office:value-type="float" office:value="30001" calcext:value-type="float">
            <text:p>30001</text:p>
          </table:table-cell>
          <table:table-cell office:value-type="float" office:value="404285966" calcext:value-type="float">
            <text:p>404285966</text:p>
          </table:table-cell>
          <table:table-cell table:formula="of:=[.B17]-[.$B$2]" office:value-type="float" office:value="404111033" calcext:value-type="float">
            <text:p>404111033</text:p>
          </table:table-cell>
          <table:table-cell/>
          <table:table-cell table:formula="of:=[.A17]" office:value-type="float" office:value="30001" calcext:value-type="float">
            <text:p>30001</text:p>
          </table:table-cell>
          <table:table-cell table:formula="of:=[.A17]" office:value-type="float" office:value="30001" calcext:value-type="float">
            <text:p>30001</text:p>
          </table:table-cell>
          <table:table-cell office:value-type="float" office:value="404111033" calcext:value-type="float">
            <text:p>404111033</text:p>
          </table:table-cell>
          <table:table-cell table:formula="of:=[.A17]*[.A17]" office:value-type="float" office:value="900060001" calcext:value-type="float">
            <text:p>900060001</text:p>
          </table:table-cell>
        </table:table-row>
        <table:table-row table:style-name="ro1">
          <table:table-cell office:value-type="float" office:value="32001" calcext:value-type="float">
            <text:p>32001</text:p>
          </table:table-cell>
          <table:table-cell office:value-type="float" office:value="452333114" calcext:value-type="float">
            <text:p>452333114</text:p>
          </table:table-cell>
          <table:table-cell table:formula="of:=[.B18]-[.$B$2]" office:value-type="float" office:value="452158181" calcext:value-type="float">
            <text:p>452158181</text:p>
          </table:table-cell>
          <table:table-cell/>
          <table:table-cell table:formula="of:=[.A18]" office:value-type="float" office:value="32001" calcext:value-type="float">
            <text:p>32001</text:p>
          </table:table-cell>
          <table:table-cell table:formula="of:=[.A18]" office:value-type="float" office:value="32001" calcext:value-type="float">
            <text:p>32001</text:p>
          </table:table-cell>
          <table:table-cell office:value-type="float" office:value="452158181" calcext:value-type="float">
            <text:p>452158181</text:p>
          </table:table-cell>
          <table:table-cell table:formula="of:=[.A18]*[.A18]" office:value-type="float" office:value="1024064001" calcext:value-type="float">
            <text:p>1024064001</text:p>
          </table:table-cell>
        </table:table-row>
        <table:table-row table:style-name="ro1">
          <table:table-cell office:value-type="float" office:value="34001" calcext:value-type="float">
            <text:p>34001</text:p>
          </table:table-cell>
          <table:table-cell office:value-type="float" office:value="502854321" calcext:value-type="float">
            <text:p>502854321</text:p>
          </table:table-cell>
          <table:table-cell table:formula="of:=[.B19]-[.$B$2]" office:value-type="float" office:value="502679388" calcext:value-type="float">
            <text:p>502679388</text:p>
          </table:table-cell>
          <table:table-cell/>
          <table:table-cell table:formula="of:=[.A19]" office:value-type="float" office:value="34001" calcext:value-type="float">
            <text:p>34001</text:p>
          </table:table-cell>
          <table:table-cell table:formula="of:=[.A19]" office:value-type="float" office:value="34001" calcext:value-type="float">
            <text:p>34001</text:p>
          </table:table-cell>
          <table:table-cell office:value-type="float" office:value="502679388" calcext:value-type="float">
            <text:p>502679388</text:p>
          </table:table-cell>
          <table:table-cell table:formula="of:=[.A19]*[.A19]" office:value-type="float" office:value="1156068001" calcext:value-type="float">
            <text:p>1156068001</text:p>
          </table:table-cell>
        </table:table-row>
        <table:table-row table:style-name="ro1">
          <table:table-cell office:value-type="float" office:value="36001" calcext:value-type="float">
            <text:p>36001</text:p>
          </table:table-cell>
          <table:table-cell office:value-type="float" office:value="556178662" calcext:value-type="float">
            <text:p>556178662</text:p>
          </table:table-cell>
          <table:table-cell table:formula="of:=[.B20]-[.$B$2]" office:value-type="float" office:value="556003729" calcext:value-type="float">
            <text:p>556003729</text:p>
          </table:table-cell>
          <table:table-cell/>
          <table:table-cell table:formula="of:=[.A20]" office:value-type="float" office:value="36001" calcext:value-type="float">
            <text:p>36001</text:p>
          </table:table-cell>
          <table:table-cell table:formula="of:=[.A20]" office:value-type="float" office:value="36001" calcext:value-type="float">
            <text:p>36001</text:p>
          </table:table-cell>
          <table:table-cell office:value-type="float" office:value="556003729" calcext:value-type="float">
            <text:p>556003729</text:p>
          </table:table-cell>
          <table:table-cell table:formula="of:=[.A20]*[.A20]" office:value-type="float" office:value="1296072001" calcext:value-type="float">
            <text:p>1296072001</text:p>
          </table:table-cell>
        </table:table-row>
        <table:table-row table:style-name="ro1">
          <table:table-cell office:value-type="float" office:value="38001" calcext:value-type="float">
            <text:p>38001</text:p>
          </table:table-cell>
          <table:table-cell office:value-type="float" office:value="615349427" calcext:value-type="float">
            <text:p>615349427</text:p>
          </table:table-cell>
          <table:table-cell table:formula="of:=[.B21]-[.$B$2]" office:value-type="float" office:value="615174494" calcext:value-type="float">
            <text:p>615174494</text:p>
          </table:table-cell>
          <table:table-cell/>
          <table:table-cell table:formula="of:=[.A21]" office:value-type="float" office:value="38001" calcext:value-type="float">
            <text:p>38001</text:p>
          </table:table-cell>
          <table:table-cell table:formula="of:=[.A21]" office:value-type="float" office:value="38001" calcext:value-type="float">
            <text:p>38001</text:p>
          </table:table-cell>
          <table:table-cell office:value-type="float" office:value="615174494" calcext:value-type="float">
            <text:p>615174494</text:p>
          </table:table-cell>
          <table:table-cell table:formula="of:=[.A21]*[.A21]" office:value-type="float" office:value="1444076001" calcext:value-type="float">
            <text:p>1444076001</text:p>
          </table:table-cell>
        </table:table-row>
        <table:table-row table:style-name="ro1">
          <table:table-cell office:value-type="float" office:value="40001" calcext:value-type="float">
            <text:p>40001</text:p>
          </table:table-cell>
          <table:table-cell office:value-type="float" office:value="679281975" calcext:value-type="float">
            <text:p>679281975</text:p>
          </table:table-cell>
          <table:table-cell table:formula="of:=[.B22]-[.$B$2]" office:value-type="float" office:value="679107042" calcext:value-type="float">
            <text:p>679107042</text:p>
          </table:table-cell>
          <table:table-cell/>
          <table:table-cell table:formula="of:=[.A22]" office:value-type="float" office:value="40001" calcext:value-type="float">
            <text:p>40001</text:p>
          </table:table-cell>
          <table:table-cell table:formula="of:=[.A22]" office:value-type="float" office:value="40001" calcext:value-type="float">
            <text:p>40001</text:p>
          </table:table-cell>
          <table:table-cell office:value-type="float" office:value="679107042" calcext:value-type="float">
            <text:p>679107042</text:p>
          </table:table-cell>
          <table:table-cell table:formula="of:=[.A22]*[.A22]" office:value-type="float" office:value="1600080001" calcext:value-type="float">
            <text:p>1600080001</text:p>
          </table:table-cell>
        </table:table-row>
        <table:table-row table:style-name="ro1">
          <table:table-cell office:value-type="float" office:value="42001" calcext:value-type="float">
            <text:p>42001</text:p>
          </table:table-cell>
          <table:table-cell office:value-type="float" office:value="747045877" calcext:value-type="float">
            <text:p>747045877</text:p>
          </table:table-cell>
          <table:table-cell table:formula="of:=[.B23]-[.$B$2]" office:value-type="float" office:value="746870944" calcext:value-type="float">
            <text:p>746870944</text:p>
          </table:table-cell>
          <table:table-cell/>
          <table:table-cell table:formula="of:=[.A23]" office:value-type="float" office:value="42001" calcext:value-type="float">
            <text:p>42001</text:p>
          </table:table-cell>
          <table:table-cell table:formula="of:=[.A23]" office:value-type="float" office:value="42001" calcext:value-type="float">
            <text:p>42001</text:p>
          </table:table-cell>
          <table:table-cell office:value-type="float" office:value="746870944" calcext:value-type="float">
            <text:p>746870944</text:p>
          </table:table-cell>
          <table:table-cell table:formula="of:=[.A23]*[.A23]" office:value-type="float" office:value="1764084001" calcext:value-type="float">
            <text:p>1764084001</text:p>
          </table:table-cell>
        </table:table-row>
        <table:table-row table:style-name="ro1">
          <table:table-cell office:value-type="float" office:value="44001" calcext:value-type="float">
            <text:p>44001</text:p>
          </table:table-cell>
          <table:table-cell office:value-type="float" office:value="817935186" calcext:value-type="float">
            <text:p>817935186</text:p>
          </table:table-cell>
          <table:table-cell table:formula="of:=[.B24]-[.$B$2]" office:value-type="float" office:value="817760253" calcext:value-type="float">
            <text:p>817760253</text:p>
          </table:table-cell>
          <table:table-cell/>
          <table:table-cell table:formula="of:=[.A24]" office:value-type="float" office:value="44001" calcext:value-type="float">
            <text:p>44001</text:p>
          </table:table-cell>
          <table:table-cell table:formula="of:=[.A24]" office:value-type="float" office:value="44001" calcext:value-type="float">
            <text:p>44001</text:p>
          </table:table-cell>
          <table:table-cell office:value-type="float" office:value="817760253" calcext:value-type="float">
            <text:p>817760253</text:p>
          </table:table-cell>
          <table:table-cell table:formula="of:=[.A24]*[.A24]" office:value-type="float" office:value="1936088001" calcext:value-type="float">
            <text:p>1936088001</text:p>
          </table:table-cell>
        </table:table-row>
        <table:table-row table:style-name="ro1">
          <table:table-cell office:value-type="float" office:value="46001" calcext:value-type="float">
            <text:p>46001</text:p>
          </table:table-cell>
          <table:table-cell office:value-type="float" office:value="891552664" calcext:value-type="float">
            <text:p>891552664</text:p>
          </table:table-cell>
          <table:table-cell table:formula="of:=[.B25]-[.$B$2]" office:value-type="float" office:value="891377731" calcext:value-type="float">
            <text:p>891377731</text:p>
          </table:table-cell>
          <table:table-cell/>
          <table:table-cell table:formula="of:=[.A25]" office:value-type="float" office:value="46001" calcext:value-type="float">
            <text:p>46001</text:p>
          </table:table-cell>
          <table:table-cell table:formula="of:=[.A25]" office:value-type="float" office:value="46001" calcext:value-type="float">
            <text:p>46001</text:p>
          </table:table-cell>
          <table:table-cell office:value-type="float" office:value="891377731" calcext:value-type="float">
            <text:p>891377731</text:p>
          </table:table-cell>
          <table:table-cell table:formula="of:=[.A25]*[.A25]" office:value-type="float" office:value="2116092001" calcext:value-type="float">
            <text:p>2116092001</text:p>
          </table:table-cell>
        </table:table-row>
        <table:table-row table:style-name="ro1">
          <table:table-cell office:value-type="float" office:value="48001" calcext:value-type="float">
            <text:p>48001</text:p>
          </table:table-cell>
          <table:table-cell office:value-type="float" office:value="966885480" calcext:value-type="float">
            <text:p>966885480</text:p>
          </table:table-cell>
          <table:table-cell table:formula="of:=[.B26]-[.$B$2]" office:value-type="float" office:value="966710547" calcext:value-type="float">
            <text:p>966710547</text:p>
          </table:table-cell>
          <table:table-cell/>
          <table:table-cell table:formula="of:=[.A26]" office:value-type="float" office:value="48001" calcext:value-type="float">
            <text:p>48001</text:p>
          </table:table-cell>
          <table:table-cell table:formula="of:=[.A26]" office:value-type="float" office:value="48001" calcext:value-type="float">
            <text:p>48001</text:p>
          </table:table-cell>
          <table:table-cell office:value-type="float" office:value="966710547" calcext:value-type="float">
            <text:p>966710547</text:p>
          </table:table-cell>
          <table:table-cell table:formula="of:=[.A26]*[.A26]" office:value-type="float" office:value="2304096001" calcext:value-type="float">
            <text:p>2304096001</text:p>
          </table:table-cell>
        </table:table-row>
        <table:table-row table:style-name="ro1">
          <table:table-cell office:value-type="float" office:value="50001" calcext:value-type="float">
            <text:p>50001</text:p>
          </table:table-cell>
          <table:table-cell office:value-type="float" office:value="1045424653" calcext:value-type="float">
            <text:p>1045424653</text:p>
          </table:table-cell>
          <table:table-cell table:formula="of:=[.B27]-[.$B$2]" office:value-type="float" office:value="1045249720" calcext:value-type="float">
            <text:p>1045249720</text:p>
          </table:table-cell>
          <table:table-cell/>
          <table:table-cell table:formula="of:=[.A27]" office:value-type="float" office:value="50001" calcext:value-type="float">
            <text:p>50001</text:p>
          </table:table-cell>
          <table:table-cell table:formula="of:=[.A27]" office:value-type="float" office:value="50001" calcext:value-type="float">
            <text:p>50001</text:p>
          </table:table-cell>
          <table:table-cell office:value-type="float" office:value="1045249720" calcext:value-type="float">
            <text:p>1045249720</text:p>
          </table:table-cell>
          <table:table-cell table:formula="of:=[.A27]*[.A27]" office:value-type="float" office:value="2500100001" calcext:value-type="float">
            <text:p>2500100001</text:p>
          </table:table-cell>
        </table:table-row>
        <table:table-row table:style-name="ro1">
          <table:table-cell office:value-type="float" office:value="52001" calcext:value-type="float">
            <text:p>52001</text:p>
          </table:table-cell>
          <table:table-cell office:value-type="float" office:value="1125322178" calcext:value-type="float">
            <text:p>1125322178</text:p>
          </table:table-cell>
          <table:table-cell table:formula="of:=[.B28]-[.$B$2]" office:value-type="float" office:value="1125147245" calcext:value-type="float">
            <text:p>1125147245</text:p>
          </table:table-cell>
          <table:table-cell/>
          <table:table-cell table:formula="of:=[.A28]" office:value-type="float" office:value="52001" calcext:value-type="float">
            <text:p>52001</text:p>
          </table:table-cell>
          <table:table-cell table:formula="of:=[.A28]" office:value-type="float" office:value="52001" calcext:value-type="float">
            <text:p>52001</text:p>
          </table:table-cell>
          <table:table-cell office:value-type="float" office:value="1125147245" calcext:value-type="float">
            <text:p>1125147245</text:p>
          </table:table-cell>
          <table:table-cell table:formula="of:=[.A28]*[.A28]" office:value-type="float" office:value="2704104001" calcext:value-type="float">
            <text:p>2704104001</text:p>
          </table:table-cell>
        </table:table-row>
        <table:table-row table:style-name="ro1">
          <table:table-cell office:value-type="float" office:value="54001" calcext:value-type="float">
            <text:p>54001</text:p>
          </table:table-cell>
          <table:table-cell office:value-type="float" office:value="1206582500" calcext:value-type="float">
            <text:p>1206582500</text:p>
          </table:table-cell>
          <table:table-cell table:formula="of:=[.B29]-[.$B$2]" office:value-type="float" office:value="1206407567" calcext:value-type="float">
            <text:p>1206407567</text:p>
          </table:table-cell>
          <table:table-cell/>
          <table:table-cell table:formula="of:=[.A29]" office:value-type="float" office:value="54001" calcext:value-type="float">
            <text:p>54001</text:p>
          </table:table-cell>
          <table:table-cell table:formula="of:=[.A29]" office:value-type="float" office:value="54001" calcext:value-type="float">
            <text:p>54001</text:p>
          </table:table-cell>
          <table:table-cell office:value-type="float" office:value="1206407567" calcext:value-type="float">
            <text:p>1206407567</text:p>
          </table:table-cell>
          <table:table-cell table:formula="of:=[.A29]*[.A29]" office:value-type="float" office:value="2916108001" calcext:value-type="float">
            <text:p>2916108001</text:p>
          </table:table-cell>
        </table:table-row>
        <table:table-row table:style-name="ro1">
          <table:table-cell office:value-type="float" office:value="56001" calcext:value-type="float">
            <text:p>56001</text:p>
          </table:table-cell>
          <table:table-cell office:value-type="float" office:value="1290316469" calcext:value-type="float">
            <text:p>1290316469</text:p>
          </table:table-cell>
          <table:table-cell table:formula="of:=[.B30]-[.$B$2]" office:value-type="float" office:value="1290141536" calcext:value-type="float">
            <text:p>1290141536</text:p>
          </table:table-cell>
          <table:table-cell/>
          <table:table-cell table:formula="of:=[.A30]" office:value-type="float" office:value="56001" calcext:value-type="float">
            <text:p>56001</text:p>
          </table:table-cell>
          <table:table-cell table:formula="of:=[.A30]" office:value-type="float" office:value="56001" calcext:value-type="float">
            <text:p>56001</text:p>
          </table:table-cell>
          <table:table-cell office:value-type="float" office:value="1290141536" calcext:value-type="float">
            <text:p>1290141536</text:p>
          </table:table-cell>
          <table:table-cell table:formula="of:=[.A30]*[.A30]" office:value-type="float" office:value="3136112001" calcext:value-type="float">
            <text:p>3136112001</text:p>
          </table:table-cell>
        </table:table-row>
        <table:table-row table:style-name="ro1">
          <table:table-cell office:value-type="float" office:value="58001" calcext:value-type="float">
            <text:p>58001</text:p>
          </table:table-cell>
          <table:table-cell office:value-type="float" office:value="1377103232" calcext:value-type="float">
            <text:p>1377103232</text:p>
          </table:table-cell>
          <table:table-cell table:formula="of:=[.B31]-[.$B$2]" office:value-type="float" office:value="1376928299" calcext:value-type="float">
            <text:p>1376928299</text:p>
          </table:table-cell>
          <table:table-cell/>
          <table:table-cell table:formula="of:=[.A31]" office:value-type="float" office:value="58001" calcext:value-type="float">
            <text:p>58001</text:p>
          </table:table-cell>
          <table:table-cell table:formula="of:=[.A31]" office:value-type="float" office:value="58001" calcext:value-type="float">
            <text:p>58001</text:p>
          </table:table-cell>
          <table:table-cell office:value-type="float" office:value="1376928299" calcext:value-type="float">
            <text:p>1376928299</text:p>
          </table:table-cell>
          <table:table-cell table:formula="of:=[.A31]*[.A31]" office:value-type="float" office:value="3364116001" calcext:value-type="float">
            <text:p>3364116001</text:p>
          </table:table-cell>
        </table:table-row>
        <table:table-row table:style-name="ro1">
          <table:table-cell office:value-type="float" office:value="60001" calcext:value-type="float">
            <text:p>60001</text:p>
          </table:table-cell>
          <table:table-cell office:value-type="float" office:value="1467021374" calcext:value-type="float">
            <text:p>1467021374</text:p>
          </table:table-cell>
          <table:table-cell table:formula="of:=[.B32]-[.$B$2]" office:value-type="float" office:value="1466846441" calcext:value-type="float">
            <text:p>1466846441</text:p>
          </table:table-cell>
          <table:table-cell/>
          <table:table-cell table:formula="of:=[.A32]" office:value-type="float" office:value="60001" calcext:value-type="float">
            <text:p>60001</text:p>
          </table:table-cell>
          <table:table-cell table:formula="of:=[.A32]" office:value-type="float" office:value="60001" calcext:value-type="float">
            <text:p>60001</text:p>
          </table:table-cell>
          <table:table-cell office:value-type="float" office:value="1466846441" calcext:value-type="float">
            <text:p>1466846441</text:p>
          </table:table-cell>
          <table:table-cell table:formula="of:=[.A32]*[.A32]" office:value-type="float" office:value="3600120001" calcext:value-type="float">
            <text:p>3600120001</text:p>
          </table:table-cell>
        </table:table-row>
        <table:table-row table:style-name="ro1">
          <table:table-cell office:value-type="float" office:value="62001" calcext:value-type="float">
            <text:p>62001</text:p>
          </table:table-cell>
          <table:table-cell office:value-type="float" office:value="1558561107" calcext:value-type="float">
            <text:p>1558561107</text:p>
          </table:table-cell>
          <table:table-cell table:formula="of:=[.B33]-[.$B$2]" office:value-type="float" office:value="1558386174" calcext:value-type="float">
            <text:p>1558386174</text:p>
          </table:table-cell>
          <table:table-cell/>
          <table:table-cell table:formula="of:=[.A33]" office:value-type="float" office:value="62001" calcext:value-type="float">
            <text:p>62001</text:p>
          </table:table-cell>
          <table:table-cell table:formula="of:=[.A33]" office:value-type="float" office:value="62001" calcext:value-type="float">
            <text:p>62001</text:p>
          </table:table-cell>
          <table:table-cell office:value-type="float" office:value="1558386174" calcext:value-type="float">
            <text:p>1558386174</text:p>
          </table:table-cell>
          <table:table-cell table:formula="of:=[.A33]*[.A33]" office:value-type="float" office:value="3844124001" calcext:value-type="float">
            <text:p>3844124001</text:p>
          </table:table-cell>
        </table:table-row>
        <table:table-row table:style-name="ro1">
          <table:table-cell office:value-type="float" office:value="64001" calcext:value-type="float">
            <text:p>64001</text:p>
          </table:table-cell>
          <table:table-cell office:value-type="float" office:value="1651869009" calcext:value-type="float">
            <text:p>1651869009</text:p>
          </table:table-cell>
          <table:table-cell table:formula="of:=[.B34]-[.$B$2]" office:value-type="float" office:value="1651694076" calcext:value-type="float">
            <text:p>1651694076</text:p>
          </table:table-cell>
          <table:table-cell/>
          <table:table-cell table:formula="of:=[.A34]" office:value-type="float" office:value="64001" calcext:value-type="float">
            <text:p>64001</text:p>
          </table:table-cell>
          <table:table-cell table:formula="of:=[.A34]" office:value-type="float" office:value="64001" calcext:value-type="float">
            <text:p>64001</text:p>
          </table:table-cell>
          <table:table-cell office:value-type="float" office:value="1651694076" calcext:value-type="float">
            <text:p>1651694076</text:p>
          </table:table-cell>
          <table:table-cell table:formula="of:=[.A34]*[.A34]" office:value-type="float" office:value="4096128001" calcext:value-type="float">
            <text:p>4096128001</text:p>
          </table:table-cell>
        </table:table-row>
        <table:table-row table:style-name="ro1">
          <table:table-cell office:value-type="float" office:value="66001" calcext:value-type="float">
            <text:p>66001</text:p>
          </table:table-cell>
          <table:table-cell office:value-type="float" office:value="1748188610" calcext:value-type="float">
            <text:p>1748188610</text:p>
          </table:table-cell>
          <table:table-cell table:formula="of:=[.B35]-[.$B$2]" office:value-type="float" office:value="1748013677" calcext:value-type="float">
            <text:p>1748013677</text:p>
          </table:table-cell>
          <table:table-cell/>
          <table:table-cell table:formula="of:=[.A35]" office:value-type="float" office:value="66001" calcext:value-type="float">
            <text:p>66001</text:p>
          </table:table-cell>
          <table:table-cell table:formula="of:=[.A35]" office:value-type="float" office:value="66001" calcext:value-type="float">
            <text:p>66001</text:p>
          </table:table-cell>
          <table:table-cell office:value-type="float" office:value="1748013677" calcext:value-type="float">
            <text:p>1748013677</text:p>
          </table:table-cell>
          <table:table-cell table:formula="of:=[.A35]*[.A35]" office:value-type="float" office:value="4356132001" calcext:value-type="float">
            <text:p>4356132001</text:p>
          </table:table-cell>
        </table:table-row>
        <table:table-row table:style-name="ro1">
          <table:table-cell office:value-type="float" office:value="68001" calcext:value-type="float">
            <text:p>68001</text:p>
          </table:table-cell>
          <table:table-cell office:value-type="float" office:value="1855637153" calcext:value-type="float">
            <text:p>1855637153</text:p>
          </table:table-cell>
          <table:table-cell table:formula="of:=[.B36]-[.$B$2]" office:value-type="float" office:value="1855462220" calcext:value-type="float">
            <text:p>1855462220</text:p>
          </table:table-cell>
          <table:table-cell/>
          <table:table-cell table:formula="of:=[.A36]" office:value-type="float" office:value="68001" calcext:value-type="float">
            <text:p>68001</text:p>
          </table:table-cell>
          <table:table-cell table:formula="of:=[.A36]" office:value-type="float" office:value="68001" calcext:value-type="float">
            <text:p>68001</text:p>
          </table:table-cell>
          <table:table-cell office:value-type="float" office:value="1855462220" calcext:value-type="float">
            <text:p>1855462220</text:p>
          </table:table-cell>
          <table:table-cell table:formula="of:=[.A36]*[.A36]" office:value-type="float" office:value="4624136001" calcext:value-type="float">
            <text:p>4624136001</text:p>
          </table:table-cell>
        </table:table-row>
        <table:table-row table:style-name="ro1">
          <table:table-cell office:value-type="float" office:value="70001" calcext:value-type="float">
            <text:p>70001</text:p>
          </table:table-cell>
          <table:table-cell office:value-type="float" office:value="1964156030" calcext:value-type="float">
            <text:p>1964156030</text:p>
          </table:table-cell>
          <table:table-cell table:formula="of:=[.B37]-[.$B$2]" office:value-type="float" office:value="1963981097" calcext:value-type="float">
            <text:p>1963981097</text:p>
          </table:table-cell>
          <table:table-cell/>
          <table:table-cell table:formula="of:=[.A37]" office:value-type="float" office:value="70001" calcext:value-type="float">
            <text:p>70001</text:p>
          </table:table-cell>
          <table:table-cell table:formula="of:=[.A37]" office:value-type="float" office:value="70001" calcext:value-type="float">
            <text:p>70001</text:p>
          </table:table-cell>
          <table:table-cell office:value-type="float" office:value="1963981097" calcext:value-type="float">
            <text:p>1963981097</text:p>
          </table:table-cell>
          <table:table-cell table:formula="of:=[.A37]*[.A37]" office:value-type="float" office:value="4900140001" calcext:value-type="float">
            <text:p>4900140001</text:p>
          </table:table-cell>
        </table:table-row>
        <table:table-row table:style-name="ro1">
          <table:table-cell office:value-type="float" office:value="72001" calcext:value-type="float">
            <text:p>72001</text:p>
          </table:table-cell>
          <table:table-cell office:value-type="float" office:value="2073691276" calcext:value-type="float">
            <text:p>2073691276</text:p>
          </table:table-cell>
          <table:table-cell table:formula="of:=[.B38]-[.$B$2]" office:value-type="float" office:value="2073516343" calcext:value-type="float">
            <text:p>2073516343</text:p>
          </table:table-cell>
          <table:table-cell/>
          <table:table-cell table:formula="of:=[.A38]" office:value-type="float" office:value="72001" calcext:value-type="float">
            <text:p>72001</text:p>
          </table:table-cell>
          <table:table-cell table:formula="of:=[.A38]" office:value-type="float" office:value="72001" calcext:value-type="float">
            <text:p>72001</text:p>
          </table:table-cell>
          <table:table-cell office:value-type="float" office:value="2073516343" calcext:value-type="float">
            <text:p>2073516343</text:p>
          </table:table-cell>
          <table:table-cell table:formula="of:=[.A38]*[.A38]" office:value-type="float" office:value="5184144001" calcext:value-type="float">
            <text:p>5184144001</text:p>
          </table:table-cell>
        </table:table-row>
        <table:table-row table:style-name="ro1">
          <table:table-cell office:value-type="float" office:value="74001" calcext:value-type="float">
            <text:p>74001</text:p>
          </table:table-cell>
          <table:table-cell office:value-type="float" office:value="2191448955" calcext:value-type="float">
            <text:p>2191448955</text:p>
          </table:table-cell>
          <table:table-cell table:formula="of:=[.B39]-[.$B$2]" office:value-type="float" office:value="2191274022" calcext:value-type="float">
            <text:p>2191274022</text:p>
          </table:table-cell>
          <table:table-cell/>
          <table:table-cell table:formula="of:=[.A39]" office:value-type="float" office:value="74001" calcext:value-type="float">
            <text:p>74001</text:p>
          </table:table-cell>
          <table:table-cell table:formula="of:=[.A39]" office:value-type="float" office:value="74001" calcext:value-type="float">
            <text:p>74001</text:p>
          </table:table-cell>
          <table:table-cell office:value-type="float" office:value="2191274022" calcext:value-type="float">
            <text:p>2191274022</text:p>
          </table:table-cell>
          <table:table-cell table:formula="of:=[.A39]*[.A39]" office:value-type="float" office:value="5476148001" calcext:value-type="float">
            <text:p>5476148001</text:p>
          </table:table-cell>
        </table:table-row>
        <table:table-row table:style-name="ro1">
          <table:table-cell office:value-type="float" office:value="76001" calcext:value-type="float">
            <text:p>76001</text:p>
          </table:table-cell>
          <table:table-cell office:value-type="float" office:value="2312446753" calcext:value-type="float">
            <text:p>2312446753</text:p>
          </table:table-cell>
          <table:table-cell table:formula="of:=[.B40]-[.$B$2]" office:value-type="float" office:value="2312271820" calcext:value-type="float">
            <text:p>2312271820</text:p>
          </table:table-cell>
          <table:table-cell/>
          <table:table-cell table:formula="of:=[.A40]" office:value-type="float" office:value="76001" calcext:value-type="float">
            <text:p>76001</text:p>
          </table:table-cell>
          <table:table-cell table:formula="of:=[.A40]" office:value-type="float" office:value="76001" calcext:value-type="float">
            <text:p>76001</text:p>
          </table:table-cell>
          <table:table-cell office:value-type="float" office:value="2312271820" calcext:value-type="float">
            <text:p>2312271820</text:p>
          </table:table-cell>
          <table:table-cell table:formula="of:=[.A40]*[.A40]" office:value-type="float" office:value="5776152001" calcext:value-type="float">
            <text:p>5776152001</text:p>
          </table:table-cell>
        </table:table-row>
        <table:table-row table:style-name="ro1">
          <table:table-cell office:value-type="float" office:value="78001" calcext:value-type="float">
            <text:p>78001</text:p>
          </table:table-cell>
          <table:table-cell office:value-type="float" office:value="2441181383" calcext:value-type="float">
            <text:p>2441181383</text:p>
          </table:table-cell>
          <table:table-cell table:formula="of:=[.B41]-[.$B$2]" office:value-type="float" office:value="2441006450" calcext:value-type="float">
            <text:p>2441006450</text:p>
          </table:table-cell>
          <table:table-cell/>
          <table:table-cell table:formula="of:=[.A41]" office:value-type="float" office:value="78001" calcext:value-type="float">
            <text:p>78001</text:p>
          </table:table-cell>
          <table:table-cell table:formula="of:=[.A41]" office:value-type="float" office:value="78001" calcext:value-type="float">
            <text:p>78001</text:p>
          </table:table-cell>
          <table:table-cell office:value-type="float" office:value="2441006450" calcext:value-type="float">
            <text:p>2441006450</text:p>
          </table:table-cell>
          <table:table-cell table:formula="of:=[.A41]*[.A41]" office:value-type="float" office:value="6084156001" calcext:value-type="float">
            <text:p>6084156001</text:p>
          </table:table-cell>
        </table:table-row>
        <table:table-row table:style-name="ro1">
          <table:table-cell office:value-type="float" office:value="80001" calcext:value-type="float">
            <text:p>80001</text:p>
          </table:table-cell>
          <table:table-cell office:value-type="float" office:value="2575451113" calcext:value-type="float">
            <text:p>2575451113</text:p>
          </table:table-cell>
          <table:table-cell table:formula="of:=[.B42]-[.$B$2]" office:value-type="float" office:value="2575276180" calcext:value-type="float">
            <text:p>2575276180</text:p>
          </table:table-cell>
          <table:table-cell/>
          <table:table-cell table:formula="of:=[.A42]" office:value-type="float" office:value="80001" calcext:value-type="float">
            <text:p>80001</text:p>
          </table:table-cell>
          <table:table-cell table:formula="of:=[.A42]" office:value-type="float" office:value="80001" calcext:value-type="float">
            <text:p>80001</text:p>
          </table:table-cell>
          <table:table-cell office:value-type="float" office:value="2575276180" calcext:value-type="float">
            <text:p>2575276180</text:p>
          </table:table-cell>
          <table:table-cell table:formula="of:=[.A42]*[.A42]" office:value-type="float" office:value="6400160001" calcext:value-type="float">
            <text:p>6400160001</text:p>
          </table:table-cell>
        </table:table-row>
        <table:table-row table:style-name="ro1">
          <table:table-cell office:value-type="float" office:value="82001" calcext:value-type="float">
            <text:p>82001</text:p>
          </table:table-cell>
          <table:table-cell office:value-type="float" office:value="2713166504" calcext:value-type="float">
            <text:p>2713166504</text:p>
          </table:table-cell>
          <table:table-cell table:formula="of:=[.B43]-[.$B$2]" office:value-type="float" office:value="2712991571" calcext:value-type="float">
            <text:p>2712991571</text:p>
          </table:table-cell>
          <table:table-cell/>
          <table:table-cell table:formula="of:=[.A43]" office:value-type="float" office:value="82001" calcext:value-type="float">
            <text:p>82001</text:p>
          </table:table-cell>
          <table:table-cell table:formula="of:=[.A43]" office:value-type="float" office:value="82001" calcext:value-type="float">
            <text:p>82001</text:p>
          </table:table-cell>
          <table:table-cell office:value-type="float" office:value="2712991571" calcext:value-type="float">
            <text:p>2712991571</text:p>
          </table:table-cell>
          <table:table-cell table:formula="of:=[.A43]*[.A43]" office:value-type="float" office:value="6724164001" calcext:value-type="float">
            <text:p>6724164001</text:p>
          </table:table-cell>
        </table:table-row>
        <table:table-row table:style-name="ro1">
          <table:table-cell office:value-type="float" office:value="84001" calcext:value-type="float">
            <text:p>84001</text:p>
          </table:table-cell>
          <table:table-cell office:value-type="float" office:value="2853567429" calcext:value-type="float">
            <text:p>2853567429</text:p>
          </table:table-cell>
          <table:table-cell table:formula="of:=[.B44]-[.$B$2]" office:value-type="float" office:value="2853392496" calcext:value-type="float">
            <text:p>2853392496</text:p>
          </table:table-cell>
          <table:table-cell/>
          <table:table-cell table:formula="of:=[.A44]" office:value-type="float" office:value="84001" calcext:value-type="float">
            <text:p>84001</text:p>
          </table:table-cell>
          <table:table-cell table:formula="of:=[.A44]" office:value-type="float" office:value="84001" calcext:value-type="float">
            <text:p>84001</text:p>
          </table:table-cell>
          <table:table-cell office:value-type="float" office:value="2853392496" calcext:value-type="float">
            <text:p>2853392496</text:p>
          </table:table-cell>
          <table:table-cell table:formula="of:=[.A44]*[.A44]" office:value-type="float" office:value="7056168001" calcext:value-type="float">
            <text:p>7056168001</text:p>
          </table:table-cell>
        </table:table-row>
        <table:table-row table:style-name="ro1">
          <table:table-cell office:value-type="float" office:value="86001" calcext:value-type="float">
            <text:p>86001</text:p>
          </table:table-cell>
          <table:table-cell office:value-type="float" office:value="2995702474" calcext:value-type="float">
            <text:p>2995702474</text:p>
          </table:table-cell>
          <table:table-cell table:formula="of:=[.B45]-[.$B$2]" office:value-type="float" office:value="2995527541" calcext:value-type="float">
            <text:p>2995527541</text:p>
          </table:table-cell>
          <table:table-cell/>
          <table:table-cell table:formula="of:=[.A45]" office:value-type="float" office:value="86001" calcext:value-type="float">
            <text:p>86001</text:p>
          </table:table-cell>
          <table:table-cell table:formula="of:=[.A45]" office:value-type="float" office:value="86001" calcext:value-type="float">
            <text:p>86001</text:p>
          </table:table-cell>
          <table:table-cell office:value-type="float" office:value="2995527541" calcext:value-type="float">
            <text:p>2995527541</text:p>
          </table:table-cell>
          <table:table-cell table:formula="of:=[.A45]*[.A45]" office:value-type="float" office:value="7396172001" calcext:value-type="float">
            <text:p>7396172001</text:p>
          </table:table-cell>
        </table:table-row>
        <table:table-row table:style-name="ro1">
          <table:table-cell office:value-type="float" office:value="88001" calcext:value-type="float">
            <text:p>88001</text:p>
          </table:table-cell>
          <table:table-cell office:value-type="float" office:value="3139712439" calcext:value-type="float">
            <text:p>3139712439</text:p>
          </table:table-cell>
          <table:table-cell table:formula="of:=[.B46]-[.$B$2]" office:value-type="float" office:value="3139537506" calcext:value-type="float">
            <text:p>3139537506</text:p>
          </table:table-cell>
          <table:table-cell/>
          <table:table-cell table:formula="of:=[.A46]" office:value-type="float" office:value="88001" calcext:value-type="float">
            <text:p>88001</text:p>
          </table:table-cell>
          <table:table-cell table:formula="of:=[.A46]" office:value-type="float" office:value="88001" calcext:value-type="float">
            <text:p>88001</text:p>
          </table:table-cell>
          <table:table-cell office:value-type="float" office:value="3139537506" calcext:value-type="float">
            <text:p>3139537506</text:p>
          </table:table-cell>
          <table:table-cell table:formula="of:=[.A46]*[.A46]" office:value-type="float" office:value="7744176001" calcext:value-type="float">
            <text:p>7744176001</text:p>
          </table:table-cell>
        </table:table-row>
        <table:table-row table:style-name="ro1">
          <table:table-cell office:value-type="float" office:value="90001" calcext:value-type="float">
            <text:p>90001</text:p>
          </table:table-cell>
          <table:table-cell office:value-type="float" office:value="3291692382" calcext:value-type="float">
            <text:p>3291692382</text:p>
          </table:table-cell>
          <table:table-cell table:formula="of:=[.B47]-[.$B$2]" office:value-type="float" office:value="3291517449" calcext:value-type="float">
            <text:p>3291517449</text:p>
          </table:table-cell>
          <table:table-cell/>
          <table:table-cell table:formula="of:=[.A47]" office:value-type="float" office:value="90001" calcext:value-type="float">
            <text:p>90001</text:p>
          </table:table-cell>
          <table:table-cell table:formula="of:=[.A47]" office:value-type="float" office:value="90001" calcext:value-type="float">
            <text:p>90001</text:p>
          </table:table-cell>
          <table:table-cell office:value-type="float" office:value="3291517449" calcext:value-type="float">
            <text:p>3291517449</text:p>
          </table:table-cell>
          <table:table-cell table:formula="of:=[.A47]*[.A47]" office:value-type="float" office:value="8100180001" calcext:value-type="float">
            <text:p>8100180001</text:p>
          </table:table-cell>
        </table:table-row>
        <table:table-row table:style-name="ro1">
          <table:table-cell office:value-type="float" office:value="92001" calcext:value-type="float">
            <text:p>92001</text:p>
          </table:table-cell>
          <table:table-cell office:value-type="float" office:value="3448931701" calcext:value-type="float">
            <text:p>3448931701</text:p>
          </table:table-cell>
          <table:table-cell table:formula="of:=[.B48]-[.$B$2]" office:value-type="float" office:value="3448756768" calcext:value-type="float">
            <text:p>3448756768</text:p>
          </table:table-cell>
          <table:table-cell/>
          <table:table-cell table:formula="of:=[.A48]" office:value-type="float" office:value="92001" calcext:value-type="float">
            <text:p>92001</text:p>
          </table:table-cell>
          <table:table-cell table:formula="of:=[.A48]" office:value-type="float" office:value="92001" calcext:value-type="float">
            <text:p>92001</text:p>
          </table:table-cell>
          <table:table-cell office:value-type="float" office:value="3448756768" calcext:value-type="float">
            <text:p>3448756768</text:p>
          </table:table-cell>
          <table:table-cell table:formula="of:=[.A48]*[.A48]" office:value-type="float" office:value="8464184001" calcext:value-type="float">
            <text:p>8464184001</text:p>
          </table:table-cell>
        </table:table-row>
        <table:table-row table:style-name="ro1">
          <table:table-cell office:value-type="float" office:value="94001" calcext:value-type="float">
            <text:p>94001</text:p>
          </table:table-cell>
          <table:table-cell office:value-type="float" office:value="3603072578" calcext:value-type="float">
            <text:p>3603072578</text:p>
          </table:table-cell>
          <table:table-cell table:formula="of:=[.B49]-[.$B$2]" office:value-type="float" office:value="3602897645" calcext:value-type="float">
            <text:p>3602897645</text:p>
          </table:table-cell>
          <table:table-cell/>
          <table:table-cell table:formula="of:=[.A49]" office:value-type="float" office:value="94001" calcext:value-type="float">
            <text:p>94001</text:p>
          </table:table-cell>
          <table:table-cell table:formula="of:=[.A49]" office:value-type="float" office:value="94001" calcext:value-type="float">
            <text:p>94001</text:p>
          </table:table-cell>
          <table:table-cell office:value-type="float" office:value="3602897645" calcext:value-type="float">
            <text:p>3602897645</text:p>
          </table:table-cell>
          <table:table-cell table:formula="of:=[.A49]*[.A49]" office:value-type="float" office:value="8836188001" calcext:value-type="float">
            <text:p>8836188001</text:p>
          </table:table-cell>
        </table:table-row>
        <table:table-row table:style-name="ro1">
          <table:table-cell office:value-type="float" office:value="96001" calcext:value-type="float">
            <text:p>96001</text:p>
          </table:table-cell>
          <table:table-cell office:value-type="float" office:value="3761290069" calcext:value-type="float">
            <text:p>3761290069</text:p>
          </table:table-cell>
          <table:table-cell table:formula="of:=[.B50]-[.$B$2]" office:value-type="float" office:value="3761115136" calcext:value-type="float">
            <text:p>3761115136</text:p>
          </table:table-cell>
          <table:table-cell/>
          <table:table-cell table:formula="of:=[.A50]" office:value-type="float" office:value="96001" calcext:value-type="float">
            <text:p>96001</text:p>
          </table:table-cell>
          <table:table-cell table:formula="of:=[.A50]" office:value-type="float" office:value="96001" calcext:value-type="float">
            <text:p>96001</text:p>
          </table:table-cell>
          <table:table-cell office:value-type="float" office:value="3761115136" calcext:value-type="float">
            <text:p>3761115136</text:p>
          </table:table-cell>
          <table:table-cell table:formula="of:=[.A50]*[.A50]" office:value-type="float" office:value="9216192001" calcext:value-type="float">
            <text:p>9216192001</text:p>
          </table:table-cell>
        </table:table-row>
        <table:table-row table:style-name="ro1">
          <table:table-cell office:value-type="float" office:value="98001" calcext:value-type="float">
            <text:p>98001</text:p>
          </table:table-cell>
          <table:table-cell office:value-type="float" office:value="3929323279" calcext:value-type="float">
            <text:p>3929323279</text:p>
          </table:table-cell>
          <table:table-cell table:formula="of:=[.B51]-[.$B$2]" office:value-type="float" office:value="3929148346" calcext:value-type="float">
            <text:p>3929148346</text:p>
          </table:table-cell>
          <table:table-cell/>
          <table:table-cell table:formula="of:=[.A51]" office:value-type="float" office:value="98001" calcext:value-type="float">
            <text:p>98001</text:p>
          </table:table-cell>
          <table:table-cell table:formula="of:=[.A51]" office:value-type="float" office:value="98001" calcext:value-type="float">
            <text:p>98001</text:p>
          </table:table-cell>
          <table:table-cell office:value-type="float" office:value="3929148346" calcext:value-type="float">
            <text:p>3929148346</text:p>
          </table:table-cell>
          <table:table-cell table:formula="of:=[.A51]*[.A51]" office:value-type="float" office:value="9604196001" calcext:value-type="float">
            <text:p>9604196001</text:p>
          </table:table-cell>
        </table:table-row>
      </table:table>
      <table:table table:name="Sheet2" table:style-name="ta1">
        <table:shapes>
          <draw:frame draw:z-index="0" draw:style-name="gr1" draw:text-style-name="P1" svg:width="27.8098in" svg:height="14.0984in" svg:x="4.4807in" svg:y="0.2134in">
            <draw:object draw:notify-on-update-of-ranges="Sheet2.B2:Sheet2.B2 Sheet2.B3:Sheet2.B48 Sheet2.C2:Sheet2.C2 Sheet2.C3:Sheet2.C48 Sheet2.D2:Sheet2.D2 Sheet2.D3:Sheet2.D48 Sheet2.E2:Sheet2.E2 Sheet2.E3:Sheet2.E4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Stack&lt;int&gt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12000" calcext:value-type="float">
            <text:p>1200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14000" calcext:value-type="float">
            <text:p>14000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16000" calcext:value-type="float">
            <text:p>16000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8000" calcext:value-type="float">
            <text:p>1800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22000" calcext:value-type="float">
            <text:p>22000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24000" calcext:value-type="float">
            <text:p>2400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26000" calcext:value-type="float">
            <text:p>26000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28000" calcext:value-type="float">
            <text:p>28000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32000" calcext:value-type="float">
            <text:p>32000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34000" calcext:value-type="float">
            <text:p>3400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36000" calcext:value-type="float">
            <text:p>3600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38000" calcext:value-type="float">
            <text:p>38000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42000" calcext:value-type="float">
            <text:p>42000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44000" calcext:value-type="float">
            <text:p>44000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46000" calcext:value-type="float">
            <text:p>46000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48000" calcext:value-type="float">
            <text:p>48000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2000" calcext:value-type="float">
            <text:p>5200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54000" calcext:value-type="float">
            <text:p>5400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56000" calcext:value-type="float">
            <text:p>5600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58000" calcext:value-type="float">
            <text:p>5800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62000" calcext:value-type="float">
            <text:p>62000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64000" calcext:value-type="float">
            <text:p>6400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66000" calcext:value-type="float">
            <text:p>6600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68000" calcext:value-type="float">
            <text:p>6800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70000" calcext:value-type="float">
            <text:p>7000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72000" calcext:value-type="float">
            <text:p>72000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74000" calcext:value-type="float">
            <text:p>740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76000" calcext:value-type="float">
            <text:p>76000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78000" calcext:value-type="float">
            <text:p>7800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80000" calcext:value-type="float">
            <text:p>80000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82000" calcext:value-type="float">
            <text:p>8200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84000" calcext:value-type="float">
            <text:p>84000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86000" calcext:value-type="float">
            <text:p>86000</text:p>
          </table:table-cell>
          <table:table-cell office:value-type="float" office:value="108" calcext:value-type="float">
            <text:p>108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88000" calcext:value-type="float">
            <text:p>8800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90000" calcext:value-type="float">
            <text:p>90000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92000" calcext:value-type="float">
            <text:p>9200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94000" calcext:value-type="float">
            <text:p>9400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96000" calcext:value-type="float">
            <text:p>9600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98000" calcext:value-type="float">
            <text:p>9800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IntStack" table:style-name="ta1">
        <table:shapes>
          <draw:frame draw:z-index="0" draw:style-name="gr1" draw:text-style-name="P1" svg:width="27.6827in" svg:height="13.672in" svg:x="4.4807in" svg:y="0.3909in">
            <draw:object draw:notify-on-update-of-ranges="IntStack.B3:IntStack.B3 IntStack.B4:IntStack.B49 IntStack.C3:IntStack.C3 IntStack.C4:IntStack.C49 IntStack.D3:IntStack.D3 IntStack.D4:IntStack.D49 IntStack.E3:IntStack.E3 IntStack.E4:IntStack.E4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IntStac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12000" calcext:value-type="float">
            <text:p>12000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14000" calcext:value-type="float">
            <text:p>14000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16000" calcext:value-type="float">
            <text:p>16000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18000" calcext:value-type="float">
            <text:p>18000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22000" calcext:value-type="float">
            <text:p>220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24000" calcext:value-type="float">
            <text:p>24000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26000" calcext:value-type="float">
            <text:p>26000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28000" calcext:value-type="float">
            <text:p>28000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2000" calcext:value-type="float">
            <text:p>32000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34000" calcext:value-type="float">
            <text:p>34000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36000" calcext:value-type="float">
            <text:p>36000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8000" calcext:value-type="float">
            <text:p>38000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000" calcext:value-type="float">
            <text:p>42000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44000" calcext:value-type="float">
            <text:p>44000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6000" calcext:value-type="float">
            <text:p>46000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48000" calcext:value-type="float">
            <text:p>48000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52000" calcext:value-type="float">
            <text:p>5200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54000" calcext:value-type="float">
            <text:p>54000</text:p>
          </table:table-cell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56000" calcext:value-type="float">
            <text:p>56000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58000" calcext:value-type="float">
            <text:p>58000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62000" calcext:value-type="float">
            <text:p>62000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64000" calcext:value-type="float">
            <text:p>6400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66000" calcext:value-type="float">
            <text:p>66000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68000" calcext:value-type="float">
            <text:p>68000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70000" calcext:value-type="float">
            <text:p>70000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72000" calcext:value-type="float">
            <text:p>7200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74000" calcext:value-type="float">
            <text:p>74000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76000" calcext:value-type="float">
            <text:p>76000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78000" calcext:value-type="float">
            <text:p>78000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80000" calcext:value-type="float">
            <text:p>80000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82000" calcext:value-type="float">
            <text:p>82000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84000" calcext:value-type="float">
            <text:p>8400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86000" calcext:value-type="float">
            <text:p>86000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88000" calcext:value-type="float">
            <text:p>88000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90000" calcext:value-type="float">
            <text:p>90000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92000" calcext:value-type="float">
            <text:p>92000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94000" calcext:value-type="float">
            <text:p>94000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96000" calcext:value-type="float">
            <text:p>96000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98000" calcext:value-type="float">
            <text:p>9800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27T13:43:08.788863942</meta:creation-date>
    <dc:date>2020-08-27T14:56:43.341180492</dc:date>
    <meta:editing-duration>PT3M3S</meta:editing-duration>
    <meta:editing-cycles>2</meta:editing-cycles>
    <meta:generator>LibreOffice/6.4.5.2$Linux_X86_64 LibreOffice_project/40$Build-2</meta:generator>
    <meta:document-statistic meta:table-count="3" meta:cell-count="732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000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64.233cm" svg:height="35.45cm" xlink:href=".." xlink:type="simple" chart:class="chart:line" chart:style-name="ch1">
        <chart:title svg:x="29.228cm" svg:y="0.845cm" chart:style-name="ch2">
          <text:p>SumExists Time Complexity</text:p>
        </chart:title>
        <chart:legend chart:legend-position="end" svg:x="61.407cm" svg:y="16.928cm" style:legend-expansion="high" chart:style-name="ch3"/>
        <chart:plot-area chart:style-name="ch4" table:cell-range-address="SumExists.E1:SumExists.H51" chart:data-source-has-labels="both" svg:x="2.295cm" svg:y="2.333cm" svg:width="57.828cm" svg:height="31.427cm">
          <chartooo:coordinate-region svg:x="4.398cm" svg:y="2.532cm" svg:width="55.076cm" svg:height="30.581cm"/>
          <chart:axis chart:dimension="x" chart:name="primary-x" chart:style-name="ch5" chartooo:axis-type="auto">
            <chartooo:date-scale/>
            <chart:title svg:x="30.504cm" svg:y="34.469cm" chart:style-name="ch6">
              <text:p>Size of N</text:p>
            </chart:title>
            <chart:categories table:cell-range-address="SumExists.E2:SumExists.E51"/>
          </chart:axis>
          <chart:axis chart:dimension="y" chart:name="primary-y" chart:style-name="ch7">
            <chart:title svg:x="0.451cm" svg:y="19.122cm" chart:style-name="ch8">
              <text:p>Average Ticks</text:p>
            </chart:title>
            <chart:grid chart:style-name="ch9" chart:class="major"/>
          </chart:axis>
          <chart:series chart:style-name="ch10" chart:values-cell-range-address="SumExists.F2:SumExists.F51" chart:label-cell-address="SumExists.F1:SumExists.F1" chart:class="chart:line">
            <chart:data-point chart:repeated="50"/>
          </chart:series>
          <chart:series chart:style-name="ch11" chart:values-cell-range-address="SumExists.G2:SumExists.G51" chart:label-cell-address="SumExists.G1:SumExists.G1" chart:class="chart:line">
            <chart:data-point chart:repeated="50"/>
          </chart:series>
          <chart:series chart:style-name="ch12" chart:values-cell-range-address="SumExists.H2:SumExists.H51" chart:label-cell-address="SumExists.H1:SumExists.H1" chart:class="chart:line"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</text:p>
                <draw:g>
                  <svg:desc>SumExists.F1:SumExists.F1</svg:desc>
                </draw:g>
              </table:table-cell>
              <table:table-cell office:value-type="string">
                <text:p>Test</text:p>
                <draw:g>
                  <svg:desc>SumExists.G1:SumExists.G1</svg:desc>
                </draw:g>
              </table:table-cell>
              <table:table-cell office:value-type="string">
                <text:p>Quadratic</text:p>
                <draw:g>
                  <svg:desc>SumExists.H1:SumExists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umExists.E2:SumExists.E51</svg:desc>
                </draw:g>
              </table:table-cell>
              <table:table-cell office:value-type="float" office:value="1">
                <text:p>1</text:p>
                <draw:g>
                  <svg:desc>SumExists.F2:SumExists.F51</svg:desc>
                </draw:g>
              </table:table-cell>
              <table:table-cell office:value-type="float" office:value="0">
                <text:p>0</text:p>
                <draw:g>
                  <svg:desc>SumExists.G2:SumExists.G51</svg:desc>
                </draw:g>
              </table:table-cell>
              <table:table-cell office:value-type="float" office:value="1">
                <text:p>1</text:p>
                <draw:g>
                  <svg:desc>SumExists.H2:SumExists.H51</svg:desc>
                </draw:g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001">
                <text:p>2001</text:p>
              </table:table-cell>
              <table:table-cell office:value-type="float" office:value="1215190">
                <text:p>1215190</text:p>
              </table:table-cell>
              <table:table-cell office:value-type="float" office:value="4004001">
                <text:p>4004001</text:p>
              </table:table-cell>
            </table:table-row>
            <table:table-row>
              <table:table-cell office:value-type="float" office:value="4001">
                <text:p>4001</text:p>
              </table:table-cell>
              <table:table-cell office:value-type="float" office:value="4001">
                <text:p>4001</text:p>
              </table:table-cell>
              <table:table-cell office:value-type="float" office:value="5545370">
                <text:p>5545370</text:p>
              </table:table-cell>
              <table:table-cell office:value-type="float" office:value="16008001">
                <text:p>16008001</text:p>
              </table:table-cell>
            </table:table-row>
            <table:table-row>
              <table:table-cell office:value-type="float" office:value="6001">
                <text:p>6001</text:p>
              </table:table-cell>
              <table:table-cell office:value-type="float" office:value="6001">
                <text:p>6001</text:p>
              </table:table-cell>
              <table:table-cell office:value-type="float" office:value="14232008">
                <text:p>14232008</text:p>
              </table:table-cell>
              <table:table-cell office:value-type="float" office:value="36012001">
                <text:p>36012001</text:p>
              </table:table-cell>
            </table:table-row>
            <table:table-row>
              <table:table-cell office:value-type="float" office:value="8001">
                <text:p>8001</text:p>
              </table:table-cell>
              <table:table-cell office:value-type="float" office:value="8001">
                <text:p>8001</text:p>
              </table:table-cell>
              <table:table-cell office:value-type="float" office:value="25332107">
                <text:p>25332107</text:p>
              </table:table-cell>
              <table:table-cell office:value-type="float" office:value="64016001">
                <text:p>64016001</text:p>
              </table:table-cell>
            </table:table-row>
            <table:table-row>
              <table:table-cell office:value-type="float" office:value="10001">
                <text:p>10001</text:p>
              </table:table-cell>
              <table:table-cell office:value-type="float" office:value="10001">
                <text:p>10001</text:p>
              </table:table-cell>
              <table:table-cell office:value-type="float" office:value="40286247">
                <text:p>40286247</text:p>
              </table:table-cell>
              <table:table-cell office:value-type="float" office:value="100020001">
                <text:p>100020001</text:p>
              </table:table-cell>
            </table:table-row>
            <table:table-row>
              <table:table-cell office:value-type="float" office:value="12001">
                <text:p>12001</text:p>
              </table:table-cell>
              <table:table-cell office:value-type="float" office:value="12001">
                <text:p>12001</text:p>
              </table:table-cell>
              <table:table-cell office:value-type="float" office:value="60226804">
                <text:p>60226804</text:p>
              </table:table-cell>
              <table:table-cell office:value-type="float" office:value="144024001">
                <text:p>144024001</text:p>
              </table:table-cell>
            </table:table-row>
            <table:table-row>
              <table:table-cell office:value-type="float" office:value="14001">
                <text:p>14001</text:p>
              </table:table-cell>
              <table:table-cell office:value-type="float" office:value="14001">
                <text:p>14001</text:p>
              </table:table-cell>
              <table:table-cell office:value-type="float" office:value="83409693">
                <text:p>83409693</text:p>
              </table:table-cell>
              <table:table-cell office:value-type="float" office:value="196028001">
                <text:p>196028001</text:p>
              </table:table-cell>
            </table:table-row>
            <table:table-row>
              <table:table-cell office:value-type="float" office:value="16001">
                <text:p>16001</text:p>
              </table:table-cell>
              <table:table-cell office:value-type="float" office:value="16001">
                <text:p>16001</text:p>
              </table:table-cell>
              <table:table-cell office:value-type="float" office:value="109866223">
                <text:p>109866223</text:p>
              </table:table-cell>
              <table:table-cell office:value-type="float" office:value="256032001">
                <text:p>256032001</text:p>
              </table:table-cell>
            </table:table-row>
            <table:table-row>
              <table:table-cell office:value-type="float" office:value="18001">
                <text:p>18001</text:p>
              </table:table-cell>
              <table:table-cell office:value-type="float" office:value="18001">
                <text:p>18001</text:p>
              </table:table-cell>
              <table:table-cell office:value-type="float" office:value="136116318">
                <text:p>136116318</text:p>
              </table:table-cell>
              <table:table-cell office:value-type="float" office:value="324036001">
                <text:p>324036001</text:p>
              </table:table-cell>
            </table:table-row>
            <table:table-row>
              <table:table-cell office:value-type="float" office:value="20001">
                <text:p>20001</text:p>
              </table:table-cell>
              <table:table-cell office:value-type="float" office:value="20001">
                <text:p>20001</text:p>
              </table:table-cell>
              <table:table-cell office:value-type="float" office:value="169345312">
                <text:p>169345312</text:p>
              </table:table-cell>
              <table:table-cell office:value-type="float" office:value="400040001">
                <text:p>400040001</text:p>
              </table:table-cell>
            </table:table-row>
            <table:table-row>
              <table:table-cell office:value-type="float" office:value="22001">
                <text:p>22001</text:p>
              </table:table-cell>
              <table:table-cell office:value-type="float" office:value="22001">
                <text:p>22001</text:p>
              </table:table-cell>
              <table:table-cell office:value-type="float" office:value="204957920">
                <text:p>204957920</text:p>
              </table:table-cell>
              <table:table-cell office:value-type="float" office:value="484044001">
                <text:p>484044001</text:p>
              </table:table-cell>
            </table:table-row>
            <table:table-row>
              <table:table-cell office:value-type="float" office:value="24001">
                <text:p>24001</text:p>
              </table:table-cell>
              <table:table-cell office:value-type="float" office:value="24001">
                <text:p>24001</text:p>
              </table:table-cell>
              <table:table-cell office:value-type="float" office:value="246090585">
                <text:p>246090585</text:p>
              </table:table-cell>
              <table:table-cell office:value-type="float" office:value="576048001">
                <text:p>576048001</text:p>
              </table:table-cell>
            </table:table-row>
            <table:table-row>
              <table:table-cell office:value-type="float" office:value="26001">
                <text:p>26001</text:p>
              </table:table-cell>
              <table:table-cell office:value-type="float" office:value="26001">
                <text:p>26001</text:p>
              </table:table-cell>
              <table:table-cell office:value-type="float" office:value="295699890">
                <text:p>295699890</text:p>
              </table:table-cell>
              <table:table-cell office:value-type="float" office:value="676052001">
                <text:p>676052001</text:p>
              </table:table-cell>
            </table:table-row>
            <table:table-row>
              <table:table-cell office:value-type="float" office:value="28001">
                <text:p>28001</text:p>
              </table:table-cell>
              <table:table-cell office:value-type="float" office:value="28001">
                <text:p>28001</text:p>
              </table:table-cell>
              <table:table-cell office:value-type="float" office:value="355166053">
                <text:p>355166053</text:p>
              </table:table-cell>
              <table:table-cell office:value-type="float" office:value="784056001">
                <text:p>784056001</text:p>
              </table:table-cell>
            </table:table-row>
            <table:table-row>
              <table:table-cell office:value-type="float" office:value="30001">
                <text:p>30001</text:p>
              </table:table-cell>
              <table:table-cell office:value-type="float" office:value="30001">
                <text:p>30001</text:p>
              </table:table-cell>
              <table:table-cell office:value-type="float" office:value="404111033">
                <text:p>404111033</text:p>
              </table:table-cell>
              <table:table-cell office:value-type="float" office:value="900060001">
                <text:p>900060001</text:p>
              </table:table-cell>
            </table:table-row>
            <table:table-row>
              <table:table-cell office:value-type="float" office:value="32001">
                <text:p>32001</text:p>
              </table:table-cell>
              <table:table-cell office:value-type="float" office:value="32001">
                <text:p>32001</text:p>
              </table:table-cell>
              <table:table-cell office:value-type="float" office:value="452158181">
                <text:p>452158181</text:p>
              </table:table-cell>
              <table:table-cell office:value-type="float" office:value="1024064001">
                <text:p>1024064001</text:p>
              </table:table-cell>
            </table:table-row>
            <table:table-row>
              <table:table-cell office:value-type="float" office:value="34001">
                <text:p>34001</text:p>
              </table:table-cell>
              <table:table-cell office:value-type="float" office:value="34001">
                <text:p>34001</text:p>
              </table:table-cell>
              <table:table-cell office:value-type="float" office:value="502679388">
                <text:p>502679388</text:p>
              </table:table-cell>
              <table:table-cell office:value-type="float" office:value="1156068001">
                <text:p>1156068001</text:p>
              </table:table-cell>
            </table:table-row>
            <table:table-row>
              <table:table-cell office:value-type="float" office:value="36001">
                <text:p>36001</text:p>
              </table:table-cell>
              <table:table-cell office:value-type="float" office:value="36001">
                <text:p>36001</text:p>
              </table:table-cell>
              <table:table-cell office:value-type="float" office:value="556003729">
                <text:p>556003729</text:p>
              </table:table-cell>
              <table:table-cell office:value-type="float" office:value="1296072001">
                <text:p>1296072001</text:p>
              </table:table-cell>
            </table:table-row>
            <table:table-row>
              <table:table-cell office:value-type="float" office:value="38001">
                <text:p>38001</text:p>
              </table:table-cell>
              <table:table-cell office:value-type="float" office:value="38001">
                <text:p>38001</text:p>
              </table:table-cell>
              <table:table-cell office:value-type="float" office:value="615174494">
                <text:p>615174494</text:p>
              </table:table-cell>
              <table:table-cell office:value-type="float" office:value="1444076001">
                <text:p>1444076001</text:p>
              </table:table-cell>
            </table:table-row>
            <table:table-row>
              <table:table-cell office:value-type="float" office:value="40001">
                <text:p>40001</text:p>
              </table:table-cell>
              <table:table-cell office:value-type="float" office:value="40001">
                <text:p>40001</text:p>
              </table:table-cell>
              <table:table-cell office:value-type="float" office:value="679107042">
                <text:p>679107042</text:p>
              </table:table-cell>
              <table:table-cell office:value-type="float" office:value="1600080001">
                <text:p>1600080001</text:p>
              </table:table-cell>
            </table:table-row>
            <table:table-row>
              <table:table-cell office:value-type="float" office:value="42001">
                <text:p>42001</text:p>
              </table:table-cell>
              <table:table-cell office:value-type="float" office:value="42001">
                <text:p>42001</text:p>
              </table:table-cell>
              <table:table-cell office:value-type="float" office:value="746870944">
                <text:p>746870944</text:p>
              </table:table-cell>
              <table:table-cell office:value-type="float" office:value="1764084001">
                <text:p>1764084001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44001">
                <text:p>44001</text:p>
              </table:table-cell>
              <table:table-cell office:value-type="float" office:value="817760253">
                <text:p>817760253</text:p>
              </table:table-cell>
              <table:table-cell office:value-type="float" office:value="1936088001">
                <text:p>1936088001</text:p>
              </table:table-cell>
            </table:table-row>
            <table:table-row>
              <table:table-cell office:value-type="float" office:value="46001">
                <text:p>46001</text:p>
              </table:table-cell>
              <table:table-cell office:value-type="float" office:value="46001">
                <text:p>46001</text:p>
              </table:table-cell>
              <table:table-cell office:value-type="float" office:value="891377731">
                <text:p>891377731</text:p>
              </table:table-cell>
              <table:table-cell office:value-type="float" office:value="2116092001">
                <text:p>2116092001</text:p>
              </table:table-cell>
            </table:table-row>
            <table:table-row>
              <table:table-cell office:value-type="float" office:value="48001">
                <text:p>48001</text:p>
              </table:table-cell>
              <table:table-cell office:value-type="float" office:value="48001">
                <text:p>48001</text:p>
              </table:table-cell>
              <table:table-cell office:value-type="float" office:value="966710547">
                <text:p>966710547</text:p>
              </table:table-cell>
              <table:table-cell office:value-type="float" office:value="2304096001">
                <text:p>2304096001</text:p>
              </table:table-cell>
            </table:table-row>
            <table:table-row>
              <table:table-cell office:value-type="float" office:value="50001">
                <text:p>50001</text:p>
              </table:table-cell>
              <table:table-cell office:value-type="float" office:value="50001">
                <text:p>50001</text:p>
              </table:table-cell>
              <table:table-cell office:value-type="float" office:value="1045249720">
                <text:p>1045249720</text:p>
              </table:table-cell>
              <table:table-cell office:value-type="float" office:value="2500100001">
                <text:p>2500100001</text:p>
              </table:table-cell>
            </table:table-row>
            <table:table-row>
              <table:table-cell office:value-type="float" office:value="52001">
                <text:p>52001</text:p>
              </table:table-cell>
              <table:table-cell office:value-type="float" office:value="52001">
                <text:p>52001</text:p>
              </table:table-cell>
              <table:table-cell office:value-type="float" office:value="1125147245">
                <text:p>1125147245</text:p>
              </table:table-cell>
              <table:table-cell office:value-type="float" office:value="2704104001">
                <text:p>2704104001</text:p>
              </table:table-cell>
            </table:table-row>
            <table:table-row>
              <table:table-cell office:value-type="float" office:value="54001">
                <text:p>54001</text:p>
              </table:table-cell>
              <table:table-cell office:value-type="float" office:value="54001">
                <text:p>54001</text:p>
              </table:table-cell>
              <table:table-cell office:value-type="float" office:value="1206407567">
                <text:p>1206407567</text:p>
              </table:table-cell>
              <table:table-cell office:value-type="float" office:value="2916108001">
                <text:p>2916108001</text:p>
              </table:table-cell>
            </table:table-row>
            <table:table-row>
              <table:table-cell office:value-type="float" office:value="56001">
                <text:p>56001</text:p>
              </table:table-cell>
              <table:table-cell office:value-type="float" office:value="56001">
                <text:p>56001</text:p>
              </table:table-cell>
              <table:table-cell office:value-type="float" office:value="1290141536">
                <text:p>1290141536</text:p>
              </table:table-cell>
              <table:table-cell office:value-type="float" office:value="3136112001">
                <text:p>3136112001</text:p>
              </table:table-cell>
            </table:table-row>
            <table:table-row>
              <table:table-cell office:value-type="float" office:value="58001">
                <text:p>58001</text:p>
              </table:table-cell>
              <table:table-cell office:value-type="float" office:value="58001">
                <text:p>58001</text:p>
              </table:table-cell>
              <table:table-cell office:value-type="float" office:value="1376928299">
                <text:p>1376928299</text:p>
              </table:table-cell>
              <table:table-cell office:value-type="float" office:value="3364116001">
                <text:p>3364116001</text:p>
              </table:table-cell>
            </table:table-row>
            <table:table-row>
              <table:table-cell office:value-type="float" office:value="60001">
                <text:p>60001</text:p>
              </table:table-cell>
              <table:table-cell office:value-type="float" office:value="60001">
                <text:p>60001</text:p>
              </table:table-cell>
              <table:table-cell office:value-type="float" office:value="1466846441">
                <text:p>1466846441</text:p>
              </table:table-cell>
              <table:table-cell office:value-type="float" office:value="3600120001">
                <text:p>3600120001</text:p>
              </table:table-cell>
            </table:table-row>
            <table:table-row>
              <table:table-cell office:value-type="float" office:value="62001">
                <text:p>62001</text:p>
              </table:table-cell>
              <table:table-cell office:value-type="float" office:value="62001">
                <text:p>62001</text:p>
              </table:table-cell>
              <table:table-cell office:value-type="float" office:value="1558386174">
                <text:p>1558386174</text:p>
              </table:table-cell>
              <table:table-cell office:value-type="float" office:value="3844124001">
                <text:p>3844124001</text:p>
              </table:table-cell>
            </table:table-row>
            <table:table-row>
              <table:table-cell office:value-type="float" office:value="64001">
                <text:p>64001</text:p>
              </table:table-cell>
              <table:table-cell office:value-type="float" office:value="64001">
                <text:p>64001</text:p>
              </table:table-cell>
              <table:table-cell office:value-type="float" office:value="1651694076">
                <text:p>1651694076</text:p>
              </table:table-cell>
              <table:table-cell office:value-type="float" office:value="4096128001">
                <text:p>4096128001</text:p>
              </table:table-cell>
            </table:table-row>
            <table:table-row>
              <table:table-cell office:value-type="float" office:value="66001">
                <text:p>66001</text:p>
              </table:table-cell>
              <table:table-cell office:value-type="float" office:value="66001">
                <text:p>66001</text:p>
              </table:table-cell>
              <table:table-cell office:value-type="float" office:value="1748013677">
                <text:p>1748013677</text:p>
              </table:table-cell>
              <table:table-cell office:value-type="float" office:value="4356132001">
                <text:p>4356132001</text:p>
              </table:table-cell>
            </table:table-row>
            <table:table-row>
              <table:table-cell office:value-type="float" office:value="68001">
                <text:p>68001</text:p>
              </table:table-cell>
              <table:table-cell office:value-type="float" office:value="68001">
                <text:p>68001</text:p>
              </table:table-cell>
              <table:table-cell office:value-type="float" office:value="1855462220">
                <text:p>1855462220</text:p>
              </table:table-cell>
              <table:table-cell office:value-type="float" office:value="4624136001">
                <text:p>4624136001</text:p>
              </table:table-cell>
            </table:table-row>
            <table:table-row>
              <table:table-cell office:value-type="float" office:value="70001">
                <text:p>70001</text:p>
              </table:table-cell>
              <table:table-cell office:value-type="float" office:value="70001">
                <text:p>70001</text:p>
              </table:table-cell>
              <table:table-cell office:value-type="float" office:value="1963981097">
                <text:p>1963981097</text:p>
              </table:table-cell>
              <table:table-cell office:value-type="float" office:value="4900140001">
                <text:p>4900140001</text:p>
              </table:table-cell>
            </table:table-row>
            <table:table-row>
              <table:table-cell office:value-type="float" office:value="72001">
                <text:p>72001</text:p>
              </table:table-cell>
              <table:table-cell office:value-type="float" office:value="72001">
                <text:p>72001</text:p>
              </table:table-cell>
              <table:table-cell office:value-type="float" office:value="2073516343">
                <text:p>2073516343</text:p>
              </table:table-cell>
              <table:table-cell office:value-type="float" office:value="5184144001">
                <text:p>5184144001</text:p>
              </table:table-cell>
            </table:table-row>
            <table:table-row>
              <table:table-cell office:value-type="float" office:value="74001">
                <text:p>74001</text:p>
              </table:table-cell>
              <table:table-cell office:value-type="float" office:value="74001">
                <text:p>74001</text:p>
              </table:table-cell>
              <table:table-cell office:value-type="float" office:value="2191274022">
                <text:p>2191274022</text:p>
              </table:table-cell>
              <table:table-cell office:value-type="float" office:value="5476148001">
                <text:p>5476148001</text:p>
              </table:table-cell>
            </table:table-row>
            <table:table-row>
              <table:table-cell office:value-type="float" office:value="76001">
                <text:p>76001</text:p>
              </table:table-cell>
              <table:table-cell office:value-type="float" office:value="76001">
                <text:p>76001</text:p>
              </table:table-cell>
              <table:table-cell office:value-type="float" office:value="2312271820">
                <text:p>2312271820</text:p>
              </table:table-cell>
              <table:table-cell office:value-type="float" office:value="5776152001">
                <text:p>5776152001</text:p>
              </table:table-cell>
            </table:table-row>
            <table:table-row>
              <table:table-cell office:value-type="float" office:value="78001">
                <text:p>78001</text:p>
              </table:table-cell>
              <table:table-cell office:value-type="float" office:value="78001">
                <text:p>78001</text:p>
              </table:table-cell>
              <table:table-cell office:value-type="float" office:value="2441006450">
                <text:p>2441006450</text:p>
              </table:table-cell>
              <table:table-cell office:value-type="float" office:value="6084156001">
                <text:p>6084156001</text:p>
              </table:table-cell>
            </table:table-row>
            <table:table-row>
              <table:table-cell office:value-type="float" office:value="80001">
                <text:p>80001</text:p>
              </table:table-cell>
              <table:table-cell office:value-type="float" office:value="80001">
                <text:p>80001</text:p>
              </table:table-cell>
              <table:table-cell office:value-type="float" office:value="2575276180">
                <text:p>2575276180</text:p>
              </table:table-cell>
              <table:table-cell office:value-type="float" office:value="6400160001">
                <text:p>6400160001</text:p>
              </table:table-cell>
            </table:table-row>
            <table:table-row>
              <table:table-cell office:value-type="float" office:value="82001">
                <text:p>82001</text:p>
              </table:table-cell>
              <table:table-cell office:value-type="float" office:value="82001">
                <text:p>82001</text:p>
              </table:table-cell>
              <table:table-cell office:value-type="float" office:value="2712991571">
                <text:p>2712991571</text:p>
              </table:table-cell>
              <table:table-cell office:value-type="float" office:value="6724164001">
                <text:p>6724164001</text:p>
              </table:table-cell>
            </table:table-row>
            <table:table-row>
              <table:table-cell office:value-type="float" office:value="84001">
                <text:p>84001</text:p>
              </table:table-cell>
              <table:table-cell office:value-type="float" office:value="84001">
                <text:p>84001</text:p>
              </table:table-cell>
              <table:table-cell office:value-type="float" office:value="2853392496">
                <text:p>2853392496</text:p>
              </table:table-cell>
              <table:table-cell office:value-type="float" office:value="7056168001">
                <text:p>7056168001</text:p>
              </table:table-cell>
            </table:table-row>
            <table:table-row>
              <table:table-cell office:value-type="float" office:value="86001">
                <text:p>86001</text:p>
              </table:table-cell>
              <table:table-cell office:value-type="float" office:value="86001">
                <text:p>86001</text:p>
              </table:table-cell>
              <table:table-cell office:value-type="float" office:value="2995527541">
                <text:p>2995527541</text:p>
              </table:table-cell>
              <table:table-cell office:value-type="float" office:value="7396172001">
                <text:p>7396172001</text:p>
              </table:table-cell>
            </table:table-row>
            <table:table-row>
              <table:table-cell office:value-type="float" office:value="88001">
                <text:p>88001</text:p>
              </table:table-cell>
              <table:table-cell office:value-type="float" office:value="88001">
                <text:p>88001</text:p>
              </table:table-cell>
              <table:table-cell office:value-type="float" office:value="3139537506">
                <text:p>3139537506</text:p>
              </table:table-cell>
              <table:table-cell office:value-type="float" office:value="7744176001">
                <text:p>7744176001</text:p>
              </table:table-cell>
            </table:table-row>
            <table:table-row>
              <table:table-cell office:value-type="float" office:value="90001">
                <text:p>90001</text:p>
              </table:table-cell>
              <table:table-cell office:value-type="float" office:value="90001">
                <text:p>90001</text:p>
              </table:table-cell>
              <table:table-cell office:value-type="float" office:value="3291517449">
                <text:p>3291517449</text:p>
              </table:table-cell>
              <table:table-cell office:value-type="float" office:value="8100180001">
                <text:p>8100180001</text:p>
              </table:table-cell>
            </table:table-row>
            <table:table-row>
              <table:table-cell office:value-type="float" office:value="92001">
                <text:p>92001</text:p>
              </table:table-cell>
              <table:table-cell office:value-type="float" office:value="92001">
                <text:p>92001</text:p>
              </table:table-cell>
              <table:table-cell office:value-type="float" office:value="3448756768">
                <text:p>3448756768</text:p>
              </table:table-cell>
              <table:table-cell office:value-type="float" office:value="8464184001">
                <text:p>8464184001</text:p>
              </table:table-cell>
            </table:table-row>
            <table:table-row>
              <table:table-cell office:value-type="float" office:value="94001">
                <text:p>94001</text:p>
              </table:table-cell>
              <table:table-cell office:value-type="float" office:value="94001">
                <text:p>94001</text:p>
              </table:table-cell>
              <table:table-cell office:value-type="float" office:value="3602897645">
                <text:p>3602897645</text:p>
              </table:table-cell>
              <table:table-cell office:value-type="float" office:value="8836188001">
                <text:p>8836188001</text:p>
              </table:table-cell>
            </table:table-row>
            <table:table-row>
              <table:table-cell office:value-type="float" office:value="96001">
                <text:p>96001</text:p>
              </table:table-cell>
              <table:table-cell office:value-type="float" office:value="96001">
                <text:p>96001</text:p>
              </table:table-cell>
              <table:table-cell office:value-type="float" office:value="3761115136">
                <text:p>3761115136</text:p>
              </table:table-cell>
              <table:table-cell office:value-type="float" office:value="9216192001">
                <text:p>9216192001</text:p>
              </table:table-cell>
            </table:table-row>
            <table:table-row>
              <table:table-cell office:value-type="float" office:value="98001">
                <text:p>98001</text:p>
              </table:table-cell>
              <table:table-cell office:value-type="float" office:value="98001">
                <text:p>98001</text:p>
              </table:table-cell>
              <table:table-cell office:value-type="float" office:value="3929148346">
                <text:p>3929148346</text:p>
              </table:table-cell>
              <table:table-cell office:value-type="float" office:value="9604196001">
                <text:p>9604196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0.638cm" svg:height="35.811cm" xlink:href=".." xlink:type="simple" chart:class="chart:line" chart:style-name="ch1">
        <chart:title svg:x="31.227cm" svg:y="0.852cm" chart:style-name="ch2">
          <text:p>Stack&lt;int&gt; Average Ticks Per Operation</text:p>
        </chart:title>
        <chart:legend chart:legend-position="end" svg:x="68.5cm" svg:y="17.108cm" style:legend-expansion="high" chart:style-name="ch3"/>
        <chart:plot-area chart:style-name="ch4" table:cell-range-address="Sheet2.B2:Sheet2.E48" chart:data-source-has-labels="both" svg:x="2.423cm" svg:y="2.347cm" svg:width="64.665cm" svg:height="31.767cm">
          <chartooo:coordinate-region svg:x="3.044cm" svg:y="2.546cm" svg:width="63.393cm" svg:height="30.921cm"/>
          <chart:axis chart:dimension="x" chart:name="primary-x" chart:style-name="ch5" chartooo:axis-type="auto">
            <chartooo:date-scale/>
            <chart:title svg:x="34.05cm" svg:y="34.83cm" chart:style-name="ch6">
              <text:p>Size of N</text:p>
            </chart:title>
            <chart:categories table:cell-range-address="Sheet2.B3:Sheet2.B48"/>
          </chart:axis>
          <chart:axis chart:dimension="y" chart:name="primary-y" chart:style-name="ch5">
            <chart:title svg:x="0.451cm" svg:y="19.306cm" chart:style-name="ch7">
              <text:p>Average Ticks</text:p>
            </chart:title>
            <chart:grid chart:style-name="ch8" chart:class="major"/>
          </chart:axis>
          <chart:series chart:style-name="ch9" chart:values-cell-range-address="Sheet2.C3:Sheet2.C48" chart:label-cell-address="Sheet2.C2:Sheet2.C2" chart:class="chart:line">
            <chart:data-point chart:repeated="46"/>
          </chart:series>
          <chart:series chart:style-name="ch10" chart:values-cell-range-address="Sheet2.D3:Sheet2.D48" chart:label-cell-address="Sheet2.D2:Sheet2.D2" chart:class="chart:line">
            <chart:data-point chart:repeated="46"/>
          </chart:series>
          <chart:series chart:style-name="ch11" chart:values-cell-range-address="Sheet2.E3:Sheet2.E48" chart:label-cell-address="Sheet2.E2:Sheet2.E2" chart:class="chart:line">
            <chart:data-point chart:repeated="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sh</text:p>
                <draw:g>
                  <svg:desc>Sheet2.C2:Sheet2.C2</svg:desc>
                </draw:g>
              </table:table-cell>
              <table:table-cell office:value-type="string">
                <text:p>Pop</text:p>
                <draw:g>
                  <svg:desc>Sheet2.D2:Sheet2.D2</svg:desc>
                </draw:g>
              </table:table-cell>
              <table:table-cell office:value-type="string">
                <text:p>Min</text:p>
                <draw:g>
                  <svg:desc>Sheet2.E2:Sheet2.E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2.B3:Sheet2.B48</svg:desc>
                </draw:g>
              </table:table-cell>
              <table:table-cell office:value-type="float" office:value="58">
                <text:p>58</text:p>
                <draw:g>
                  <svg:desc>Sheet2.C3:Sheet2.C48</svg:desc>
                </draw:g>
              </table:table-cell>
              <table:table-cell office:value-type="float" office:value="57">
                <text:p>57</text:p>
                <draw:g>
                  <svg:desc>Sheet2.D3:Sheet2.D48</svg:desc>
                </draw:g>
              </table:table-cell>
              <table:table-cell office:value-type="float" office:value="64">
                <text:p>64</text:p>
                <draw:g>
                  <svg:desc>Sheet2.E3:Sheet2.E48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58">
                <text:p>58</text:p>
              </table:table-cell>
              <table:table-cell office:value-type="float" office:value="75">
                <text:p>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58">
                <text:p>58</text:p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57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98">
                <text:p>98</text:p>
              </table:table-cell>
              <table:table-cell office:value-type="float" office:value="60">
                <text:p>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58">
                <text:p>58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58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57">
                <text:p>57</text:p>
              </table:table-cell>
              <table:table-cell office:value-type="float" office:value="63">
                <text:p>6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8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59">
                <text:p>59</text:p>
              </table:table-cell>
              <table:table-cell office:value-type="float" office:value="63">
                <text:p>6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61">
                <text:p>61</text:p>
              </table:table-cell>
              <table:table-cell office:value-type="float" office:value="59">
                <text:p>5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4000">
                <text:p>74000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6000">
                <text:p>76000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78000">
                <text:p>78000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59">
                <text:p>59</text:p>
              </table:table-cell>
              <table:table-cell office:value-type="float" office:value="75">
                <text:p>7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82000">
                <text:p>8200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84000">
                <text:p>84000</text:p>
              </table:table-cell>
              <table:table-cell office:value-type="float" office:value="59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86000">
                <text:p>86000</text:p>
              </table:table-cell>
              <table:table-cell office:value-type="float" office:value="108">
                <text:p>108</text:p>
              </table:table-cell>
              <table:table-cell office:value-type="float" office:value="58">
                <text:p>5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88000">
                <text:p>88000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92000">
                <text:p>92000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94000">
                <text:p>94000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96000">
                <text:p>96000</text:p>
              </table:table-cell>
              <table:table-cell office:value-type="float" office:value="57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98000">
                <text:p>98000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0.315cm" svg:height="34.728cm" xlink:href=".." xlink:type="simple" chart:class="chart:line" chart:style-name="ch1">
        <chart:title svg:x="31.317cm" svg:y="0.83cm" chart:style-name="ch2">
          <text:p>IntStack Average Ticks Per Operation</text:p>
        </chart:title>
        <chart:legend chart:legend-position="end" svg:x="68.177cm" svg:y="16.567cm" style:legend-expansion="high" chart:style-name="ch3"/>
        <chart:plot-area chart:style-name="ch4" table:cell-range-address="IntStack.B3:IntStack.E49" chart:data-source-has-labels="both" svg:x="2.417cm" svg:y="2.303cm" svg:width="64.354cm" svg:height="30.75cm">
          <chartooo:coordinate-region svg:x="3.038cm" svg:y="2.502cm" svg:width="63.082cm" svg:height="29.904cm"/>
          <chart:axis chart:dimension="x" chart:name="primary-x" chart:style-name="ch5" chartooo:axis-type="auto">
            <chartooo:date-scale/>
            <chart:title svg:x="33.889cm" svg:y="33.747cm" chart:style-name="ch6">
              <text:p>Size of N</text:p>
            </chart:title>
            <chart:categories table:cell-range-address="IntStack.B4:IntStack.B49"/>
          </chart:axis>
          <chart:axis chart:dimension="y" chart:name="primary-y" chart:style-name="ch5">
            <chart:title svg:x="0.451cm" svg:y="18.754cm" chart:style-name="ch7">
              <text:p>Average Ticks</text:p>
            </chart:title>
            <chart:grid chart:style-name="ch8" chart:class="major"/>
          </chart:axis>
          <chart:series chart:style-name="ch9" chart:values-cell-range-address="IntStack.C4:IntStack.C49" chart:label-cell-address="IntStack.C3:IntStack.C3" chart:class="chart:line">
            <chart:data-point chart:repeated="46"/>
          </chart:series>
          <chart:series chart:style-name="ch10" chart:values-cell-range-address="IntStack.D4:IntStack.D49" chart:label-cell-address="IntStack.D3:IntStack.D3" chart:class="chart:line">
            <chart:data-point chart:repeated="46"/>
          </chart:series>
          <chart:series chart:style-name="ch11" chart:values-cell-range-address="IntStack.E4:IntStack.E49" chart:label-cell-address="IntStack.E3:IntStack.E3" chart:class="chart:line">
            <chart:data-point chart:repeated="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sh</text:p>
                <draw:g>
                  <svg:desc>IntStack.C3:IntStack.C3</svg:desc>
                </draw:g>
              </table:table-cell>
              <table:table-cell office:value-type="string">
                <text:p>Pop</text:p>
                <draw:g>
                  <svg:desc>IntStack.D3:IntStack.D3</svg:desc>
                </draw:g>
              </table:table-cell>
              <table:table-cell office:value-type="string">
                <text:p>Min</text:p>
                <draw:g>
                  <svg:desc>IntStack.E3:IntStack.E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ntStack.B4:IntStack.B49</svg:desc>
                </draw:g>
              </table:table-cell>
              <table:table-cell office:value-type="float" office:value="68">
                <text:p>68</text:p>
                <draw:g>
                  <svg:desc>IntStack.C4:IntStack.C49</svg:desc>
                </draw:g>
              </table:table-cell>
              <table:table-cell office:value-type="float" office:value="69">
                <text:p>69</text:p>
                <draw:g>
                  <svg:desc>IntStack.D4:IntStack.D49</svg:desc>
                </draw:g>
              </table:table-cell>
              <table:table-cell office:value-type="float" office:value="38">
                <text:p>38</text:p>
                <draw:g>
                  <svg:desc>IntStack.E4:IntStack.E49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68">
                <text:p>68</text:p>
              </table:table-cell>
              <table:table-cell office:value-type="float" office:value="77">
                <text:p>7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84">
                <text:p>84</text:p>
              </table:table-cell>
              <table:table-cell office:value-type="float" office:value="81">
                <text:p>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91">
                <text:p>91</text:p>
              </table:table-cell>
              <table:table-cell office:value-type="float" office:value="84">
                <text:p>8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94">
                <text:p>94</text:p>
              </table:table-cell>
              <table:table-cell office:value-type="float" office:value="79">
                <text:p>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73">
                <text:p>73</text:p>
              </table:table-cell>
              <table:table-cell office:value-type="float" office:value="83">
                <text:p>8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73">
                <text:p>73</text:p>
              </table:table-cell>
              <table:table-cell office:value-type="float" office:value="81">
                <text:p>8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82">
                <text:p>82</text:p>
              </table:table-cell>
              <table:table-cell office:value-type="float" office:value="90">
                <text:p>9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75">
                <text:p>75</text:p>
              </table:table-cell>
              <table:table-cell office:value-type="float" office:value="82">
                <text:p>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74">
                <text:p>74</text:p>
              </table:table-cell>
              <table:table-cell office:value-type="float" office:value="82">
                <text:p>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76">
                <text:p>76</text:p>
              </table:table-cell>
              <table:table-cell office:value-type="float" office:value="83">
                <text:p>8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73">
                <text:p>73</text:p>
              </table:table-cell>
              <table:table-cell office:value-type="float" office:value="82">
                <text:p>8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89">
                <text:p>89</text:p>
              </table:table-cell>
              <table:table-cell office:value-type="float" office:value="79">
                <text:p>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89">
                <text:p>89</text:p>
              </table:table-cell>
              <table:table-cell office:value-type="float" office:value="68">
                <text:p>6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78">
                <text:p>78</text:p>
              </table:table-cell>
              <table:table-cell office:value-type="float" office:value="63">
                <text:p>6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75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76">
                <text:p>76</text:p>
              </table:table-cell>
              <table:table-cell office:value-type="float" office:value="97">
                <text:p>9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78">
                <text:p>78</text:p>
              </table:table-cell>
              <table:table-cell office:value-type="float" office:value="83">
                <text:p>8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74">
                <text:p>74</text:p>
              </table:table-cell>
              <table:table-cell office:value-type="float" office:value="82">
                <text:p>8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86">
                <text:p>86</text:p>
              </table:table-cell>
              <table:table-cell office:value-type="float" office:value="67">
                <text:p>6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74000">
                <text:p>74000</text:p>
              </table:table-cell>
              <table:table-cell office:value-type="float" office:value="74">
                <text:p>74</text:p>
              </table:table-cell>
              <table:table-cell office:value-type="float" office:value="84">
                <text:p>8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6000">
                <text:p>76000</text:p>
              </table:table-cell>
              <table:table-cell office:value-type="float" office:value="78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78000">
                <text:p>78000</text:p>
              </table:table-cell>
              <table:table-cell office:value-type="float" office:value="78">
                <text:p>78</text:p>
              </table:table-cell>
              <table:table-cell office:value-type="float" office:value="64">
                <text:p>6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82000">
                <text:p>82000</text:p>
              </table:table-cell>
              <table:table-cell office:value-type="float" office:value="91">
                <text:p>91</text:p>
              </table:table-cell>
              <table:table-cell office:value-type="float" office:value="83">
                <text:p>8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84000">
                <text:p>84000</text:p>
              </table:table-cell>
              <table:table-cell office:value-type="float" office:value="90">
                <text:p>90</text:p>
              </table:table-cell>
              <table:table-cell office:value-type="float" office:value="65">
                <text:p>6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86000">
                <text:p>86000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88000">
                <text:p>88000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80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92000">
                <text:p>92000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94000">
                <text:p>94000</text:p>
              </table:table-cell>
              <table:table-cell office:value-type="float" office:value="93">
                <text:p>93</text:p>
              </table:table-cell>
              <table:table-cell office:value-type="float" office:value="70">
                <text:p>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96000">
                <text:p>96000</text:p>
              </table:table-cell>
              <table:table-cell office:value-type="float" office:value="89">
                <text:p>89</text:p>
              </table:table-cell>
              <table:table-cell office:value-type="float" office:value="82">
                <text:p>8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98000">
                <text:p>98000</text:p>
              </table:table-cell>
              <table:table-cell office:value-type="float" office:value="65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5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